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 style:data-style-name="N0">
      <style:table-cell-properties fo:background-color="#ccffcc"/>
    </style:style>
    <style:style style:name="ce6" style:family="table-cell" style:parent-style-name="Default" style:data-style-name="N0">
      <style:table-cell-properties fo:background-color="#99ff99"/>
    </style:style>
    <style:style style:name="ce7" style:family="table-cell" style:parent-style-name="Default" style:data-style-name="N0">
      <style:table-cell-properties fo:background-color="#99ff99"/>
      <style:text-properties fo:color="#ff6600"/>
    </style:style>
    <style:style style:name="ce8" style:family="table-cell" style:parent-style-name="Default" style:data-style-name="N0">
      <style:table-cell-properties fo:background-color="#99ff99"/>
      <style:text-properties fo:color="#ff9900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99"/>
      <style:text-properties fo:color="#ff3333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3 CH3" table:style-name="ta1">
        <table:shapes>
          <draw:frame draw:z-index="0" draw:style-name="gr1" draw:text-style-name="P1" svg:width="453.51pt" svg:height="255.09pt" svg:x="4044.59pt" svg:y="43.99pt">
            <loext:p draw:notify-on-update-of-ranges="'sp3 CH3'.B1:'sp3 CH3'.B1 'sp3 CH3'.D1:'sp3 CH3'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84.3pt" svg:y="46.77pt">
            <loext:p draw:notify-on-update-of-ranges="'sp3 CH3'.B1:'sp3 CH3'.B1 'sp3 CH3'.B1:'sp3 CH3'.B1 'sp3 CH3'.D1:'sp3 CH3'.D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67.91pt" svg:height="255.09pt" svg:x="4506.75pt" svg:y="45.35pt">
            <loext:p draw:notify-on-update-of-ranges="'sp3 CH3'.B1:'sp3 CH3'.B1 'sp3 CH3'.D1:'sp3 CH3'.D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5449.01pt" svg:y="45.84pt">
            <loext:p draw:notify-on-update-of-ranges="'sp3 CH3'.B1:'sp3 CH3'.B1 'sp3 CH3'.D1:'sp3 CH3'.D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61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table:style-name="Default" office:value-type="float" office:value="27.2113845" calcext:value-type="float">
            <text:p>27.2113845</text:p>
          </table:table-cell>
          <table:table-cell table:style-name="Default" table:number-columns-repeated="57"/>
          <table:table-cell table:number-columns-repeated="961"/>
        </table:table-row>
        <table:table-row table:style-name="ro1" table:number-rows-repeated="2">
          <table:table-cell table:style-name="Default" table:number-columns-repeated="63"/>
          <table:table-cell table:number-columns-repeated="961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CH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(CH3)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lAuCH3</text:p>
          </table:table-cell>
          <table:table-cell table:style-name="ce1"/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/>
          <table:table-cell office:value-type="float" office:value="-13.284" calcext:value-type="float">
            <text:p>-13.284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146" calcext:value-type="float">
            <text:p>-12.146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5" calcext:value-type="float">
            <text:p>-10.45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369" calcext:value-type="float">
            <text:p>-12.369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9.78" calcext:value-type="float">
            <text:p>-9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518" calcext:value-type="float">
            <text:p>-11.51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8.935" calcext:value-type="float">
            <text:p>-8.935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office:value-type="float" office:value="-79.1525771133" calcext:value-type="float">
            <text:p>-79.152577113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4.9350531276" calcext:value-type="float">
            <text:p>-114.935053127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95.1248145251" calcext:value-type="float">
            <text:p>-95.124814525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27.620441584" calcext:value-type="float">
            <text:p>-227.62044158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644.4350935604" calcext:value-type="float">
            <text:p>-644.43509356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2.7875861152" calcext:value-type="float">
            <text:p>-152.7875861152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59.3670141255" calcext:value-type="float">
            <text:p>-459.367014125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office:value-type="float" office:value="-78.7510146256" calcext:value-type="float">
            <text:p>-78.751014625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4.5181158966" calcext:value-type="float">
            <text:p>-114.518115896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94.898335544" calcext:value-type="float">
            <text:p>-94.898335544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27.4392707416" calcext:value-type="float">
            <text:p>-227.439270741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644.2823688253" calcext:value-type="float">
            <text:p>-644.282368825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2.6736253505" calcext:value-type="float">
            <text:p>-152.673625350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459.1623073645" calcext:value-type="float">
            <text:p>-459.162307364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8]-[.G7]" office:value-type="float" office:value="0.401562487699991" calcext:value-type="float">
            <text:p>0.4015624877</text:p>
          </table:table-cell>
          <table:table-cell table:style-name="ce2" table:formula="of:=[.G9]*conv" office:value-type="float" office:value="10.927071253581" calcext:value-type="float">
            <text:p>10.9270712536</text:p>
          </table:table-cell>
          <table:table-cell/>
          <table:table-cell table:style-name="ce1" table:number-columns-repeated="3"/>
          <table:table-cell table:style-name="ce2" table:formula="of:=[.M8]-[.M7]" office:value-type="float" office:value="0.416937231000006" calcext:value-type="float">
            <text:p>0.416937231</text:p>
          </table:table-cell>
          <table:table-cell table:style-name="ce2" table:formula="of:=[.M9]*conv" office:value-type="float" office:value="11.3454393051065" calcext:value-type="float">
            <text:p>11.3454393051</text:p>
          </table:table-cell>
          <table:table-cell/>
          <table:table-cell table:style-name="ce1" table:number-columns-repeated="3"/>
          <table:table-cell table:style-name="ce2" table:formula="of:=[.S8]-[.S7]" office:value-type="float" office:value="0.226478981100001" calcext:value-type="float">
            <text:p>0.2264789811</text:p>
          </table:table-cell>
          <table:table-cell table:style-name="ce2" table:formula="of:=[.S9]*conv" office:value-type="float" office:value="6.16280663588037" calcext:value-type="float">
            <text:p>6.1628066359</text:p>
          </table:table-cell>
          <table:table-cell/>
          <table:table-cell table:style-name="ce1" table:number-columns-repeated="3"/>
          <table:table-cell table:style-name="ce2" table:formula="of:=[.Y8]-[.Y7]" office:value-type="float" office:value="0.181170842399979" calcext:value-type="float">
            <text:p>0.1811708424</text:p>
          </table:table-cell>
          <table:table-cell table:style-name="ce2" table:formula="of:=[.Y9]*conv" office:value-type="float" office:value="4.92990945273473" calcext:value-type="float">
            <text:p>4.9299094527</text:p>
          </table:table-cell>
          <table:table-cell/>
          <table:table-cell table:style-name="ce1" table:number-columns-repeated="3"/>
          <table:table-cell table:style-name="ce2" table:formula="of:=[.AE8]-[.AE7]" office:value-type="float" office:value="0.152724735100037" calcext:value-type="float">
            <text:p>0.1527247351</text:p>
          </table:table-cell>
          <table:table-cell table:style-name="ce2" table:formula="of:=[.AE9]*conv" office:value-type="float" office:value="4.15585148946775" calcext:value-type="float">
            <text:p>4.1558514895</text:p>
          </table:table-cell>
          <table:table-cell/>
          <table:table-cell table:style-name="ce1" table:number-columns-repeated="3"/>
          <table:table-cell table:style-name="ce2" table:formula="of:=[.AK8]-[.AK7]" office:value-type="float" office:value="0.415515178" calcext:value-type="float">
            <text:p>0.415515178</text:p>
          </table:table-cell>
          <table:table-cell table:style-name="ce2" table:formula="of:=[.AK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AQ8]-[.AQ7]" office:value-type="float" office:value="0.11396076470001" calcext:value-type="float">
            <text:p>0.1139607647</text:p>
          </table:table-cell>
          <table:table-cell table:style-name="ce2" table:formula="of:=[.AQ9]*conv" office:value-type="float" office:value="3.10103018616601" calcext:value-type="float">
            <text:p>3.1010301862</text:p>
          </table:table-cell>
          <table:table-cell/>
          <table:table-cell table:style-name="ce1" table:number-columns-repeated="3"/>
          <table:table-cell table:style-name="ce2" table:formula="of:=[.AW8]-[.AW7]" office:value-type="float" office:value="0.204706761000011" calcext:value-type="float">
            <text:p>0.204706761</text:p>
          </table:table-cell>
          <table:table-cell table:style-name="ce2" table:formula="of:=[.AW9]*conv" office:value-type="float" office:value="5.57035438332091" calcext:value-type="float">
            <text:p>5.5703543833</text:p>
          </table:table-cell>
          <table:table-cell/>
          <table:table-cell table:style-name="ce1" table:number-columns-repeated="3"/>
          <table:table-cell table:style-name="ce2" table:formula="of:=[.BC8]-[.BC7]" office:value-type="float" office:value="0" calcext:value-type="float">
            <text:p>0</text:p>
          </table:table-cell>
          <table:table-cell table:style-name="ce2" table:formula="of:=[.BC9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BI8]-[.BI7]" office:value-type="float" office:value="0" calcext:value-type="float">
            <text:p>0</text:p>
          </table:table-cell>
          <table:table-cell table:style-name="ce2" table:formula="of:=[.BI9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78210651247436" calcext:value-type="float">
            <text:p>0.3782106512</text:p>
          </table:table-cell>
          <table:table-cell table:style-name="ce2" table:formula="of:=[.G10]*conv" office:value-type="float" office:value="10.2916354530894" calcext:value-type="float">
            <text:p>10.2916354531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09122361903688" calcext:value-type="float">
            <text:p>0.3091223619</text:p>
          </table:table-cell>
          <table:table-cell table:style-name="ce2" table:formula="of:=[.M10]*conv" office:value-type="float" office:value="8.41164744730941" calcext:value-type="float">
            <text:p>8.411647447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2516349960189" calcext:value-type="float">
            <text:p>0.27251635</text:p>
          </table:table-cell>
          <table:table-cell table:style-name="ce2" table:formula="of:=[.S10]*conv" office:value-type="float" office:value="7.41554718130326" calcext:value-type="float">
            <text:p>7.415547181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8281750588106" calcext:value-type="float">
            <text:p>0.2382817506</text:p>
          </table:table-cell>
          <table:table-cell table:style-name="ce2" table:formula="of:=[.Y10]*conv" office:value-type="float" office:value="6.48397633458605" calcext:value-type="float">
            <text:p>6.483976334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10]*conv" office:value-type="float" office:value="3.3689099116827" calcext:value-type="float">
            <text:p>3.3689099117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AK10]*conv" office:value-type="float" office:value="11.209952898206" calcext:value-type="float">
            <text:p>11.209952898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6738945139328" calcext:value-type="float">
            <text:p>0.1567389451</text:p>
          </table:table-cell>
          <table:table-cell table:style-name="ce2" table:formula="of:=[.AQ10]*conv" office:value-type="float" office:value="4.26508370231067" calcext:value-type="float">
            <text:p>4.265083702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11688876711216" calcext:value-type="float">
            <text:p>0.2116888767</text:p>
          </table:table-cell>
          <table:table-cell table:style-name="ce2" table:formula="of:=[.AW10]*conv" office:value-type="float" office:value="5.76034741856198" calcext:value-type="float">
            <text:p>5.760347418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10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I10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office:value-type="float" office:value="-78.7060607" calcext:value-type="float">
            <text:p>-78.7060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4.5750463113" calcext:value-type="float">
            <text:p>-114.5750463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94.8201675674" calcext:value-type="float">
            <text:p>-94.820167567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27.2683839387" calcext:value-type="float">
            <text:p>-227.268383938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644.0862757225" calcext:value-type="float">
            <text:p>-644.08627572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2.4571001381" calcext:value-type="float">
            <text:p>-152.457100138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459.088231159" calcext:value-type="float">
            <text:p>-459.08823115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11]-[.G7]" office:value-type="float" office:value="0.446516413300003" calcext:value-type="float">
            <text:p>0.4465164133</text:p>
          </table:table-cell>
          <table:table-cell table:formula="of:=[.G12]*conv" office:value-type="float" office:value="12.1503298078673" calcext:value-type="float">
            <text:p>12.1503298079</text:p>
          </table:table-cell>
          <table:table-cell/>
          <table:table-cell table:style-name="ce1" table:number-columns-repeated="3"/>
          <table:table-cell table:formula="of:=[.M11]-[.M7]" office:value-type="float" office:value="0.3600068163" calcext:value-type="float">
            <text:p>0.3600068163</text:p>
          </table:table-cell>
          <table:table-cell table:formula="of:=[.M12]*conv" office:value-type="float" office:value="9.79628390096018" calcext:value-type="float">
            <text:p>9.796283901</text:p>
          </table:table-cell>
          <table:table-cell/>
          <table:table-cell table:style-name="ce1" table:number-columns-repeated="3"/>
          <table:table-cell table:formula="of:=[.S11]-[.S7]" office:value-type="float" office:value="0.304646957700001" calcext:value-type="float">
            <text:p>0.3046469577</text:p>
          </table:table-cell>
          <table:table-cell table:formula="of:=[.S12]*conv" office:value-type="float" office:value="8.28986550272997" calcext:value-type="float">
            <text:p>8.2898655027</text:p>
          </table:table-cell>
          <table:table-cell/>
          <table:table-cell table:style-name="ce1" table:number-columns-repeated="3"/>
          <table:table-cell table:formula="of:=[.Y11]-[.Y7]" office:value-type="float" office:value="0.352057645299993" calcext:value-type="float">
            <text:p>0.3520576453</text:p>
          </table:table-cell>
          <table:table-cell table:formula="of:=[.Y12]*conv" office:value-type="float" office:value="9.57997595242274" calcext:value-type="float">
            <text:p>9.5799759524</text:p>
          </table:table-cell>
          <table:table-cell/>
          <table:table-cell table:style-name="ce1" table:number-columns-repeated="3"/>
          <table:table-cell table:formula="of:=[.AE11]-[.AE7]" office:value-type="float" office:value="0.348817837900015" calcext:value-type="float">
            <text:p>0.3488178379</text:p>
          </table:table-cell>
          <table:table-cell table:formula="of:=[.AE12]*conv" office:value-type="float" office:value="9.49181630755597" calcext:value-type="float">
            <text:p>9.4918163076</text:p>
          </table:table-cell>
          <table:table-cell/>
          <table:table-cell table:style-name="ce1" table:number-columns-repeated="3"/>
          <table:table-cell table:formula="of:=[.AK11]-[.AK7]" office:value-type="float" office:value="0.495612409099998" calcext:value-type="float">
            <text:p>0.4956124091</text:p>
          </table:table-cell>
          <table:table-cell table:formula="of:=[.AK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AQ11]-[.AQ7]" office:value-type="float" office:value="0.330485977100011" calcext:value-type="float">
            <text:p>0.3304859771</text:p>
          </table:table-cell>
          <table:table-cell table:formula="of:=[.AQ12]*conv" office:value-type="float" office:value="8.9929809947266" calcext:value-type="float">
            <text:p>8.9929809947</text:p>
          </table:table-cell>
          <table:table-cell/>
          <table:table-cell table:style-name="ce1" table:number-columns-repeated="3"/>
          <table:table-cell table:formula="of:=[.AW11]-[.AW7]" office:value-type="float" office:value="0.278782966500046" calcext:value-type="float">
            <text:p>0.2787829665</text:p>
          </table:table-cell>
          <table:table-cell table:formula="of:=[.AW12]*conv" office:value-type="float" office:value="7.58607049348337" calcext:value-type="float">
            <text:p>7.5860704935</text:p>
          </table:table-cell>
          <table:table-cell/>
          <table:table-cell table:style-name="ce1" table:number-columns-repeated="3"/>
          <table:table-cell table:formula="of:=[.BC11]-[.BC7]" office:value-type="float" office:value="0" calcext:value-type="float">
            <text:p>0</text:p>
          </table:table-cell>
          <table:table-cell table:formula="of:=[.BC12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BI11]-[.BI7]" office:value-type="float" office:value="0" calcext:value-type="float">
            <text:p>0</text:p>
          </table:table-cell>
          <table:table-cell table:formula="of:=[.BI12]*conv" office:value-type="float" office:value="0" calcext:value-type="float">
            <text:p>0</text:p>
          </table:table-cell>
          <table:table-cell/>
          <table:table-cell table:style-name="ce1" table:number-columns-repeated="961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a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CH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(CH3)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lAuCH3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911" calcext:value-type="float">
            <text:p>-13.911</text:p>
          </table:table-cell>
          <table:table-cell table:style-name="ce10" table:formula="of:=[.H6]-[.H15]" office:value-type="float" office:value="0.626999999999999" calcext:value-type="float">
            <text:p>0.62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903" calcext:value-type="float">
            <text:p>-12.903</text:p>
          </table:table-cell>
          <table:table-cell table:style-name="ce10" table:formula="of:=[.N6]-[.N15]" office:value-type="float" office:value="0.757" calcext:value-type="float">
            <text:p>0.757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621" calcext:value-type="float">
            <text:p>-10.621</text:p>
          </table:table-cell>
          <table:table-cell table:style-name="ce10" table:formula="of:=[.T6]-[.T15]" office:value-type="float" office:value="0.171000000000001" calcext:value-type="float">
            <text:p>0.171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157" calcext:value-type="float">
            <text:p>-12.157</text:p>
          </table:table-cell>
          <table:table-cell table:style-name="ce10" table:formula="of:=[.Z6]-[.Z15]" office:value-type="float" office:value="-0.212" calcext:value-type="float">
            <text:p>-0.21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9.744" calcext:value-type="float">
            <text:p>-9.744</text:p>
          </table:table-cell>
          <table:table-cell table:style-name="ce10" table:formula="of:=[.AF6]-[.AF15]" office:value-type="float" office:value="-0.0359999999999996" calcext:value-type="float">
            <text:p>-0.036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5.074" calcext:value-type="float">
            <text:p>-15.074</text:p>
          </table:table-cell>
          <table:table-cell table:style-name="ce10" table:formula="of:=[.AL6]-[.AL15]" office:value-type="float" office:value="0.182" calcext:value-type="float">
            <text:p>0.182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R6]-[.AR15]" office:value-type="float" office:value="-11.518" calcext:value-type="float">
            <text:p>-11.51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X6]-[.AX15]" office:value-type="float" office:value="-8.935" calcext:value-type="float">
            <text:p>-8.935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D6]-[.BD1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J6]-[.BJ15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40.3115575671" calcext:value-type="float">
            <text:p>-40.3115575671</text:p>
          </table:table-cell>
          <table:table-cell table:style-name="ce4"/>
          <table:table-cell table:style-name="ce8" table:formula="of:=ABS(([.I15]/[.H15])*100)" office:value-type="float" office:value="4.50722449859822" calcext:value-type="float">
            <text:p>4.507224498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76.2067478369" calcext:value-type="float">
            <text:p>-76.2067478369</text:p>
          </table:table-cell>
          <table:table-cell table:style-name="ce4"/>
          <table:table-cell table:style-name="ce8" table:formula="of:=ABS(([.O15]/[.N15])*100)" office:value-type="float" office:value="5.86685266992172" calcext:value-type="float">
            <text:p>5.86685266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56.3626965544" calcext:value-type="float">
            <text:p>-56.3626965544</text:p>
          </table:table-cell>
          <table:table-cell table:style-name="ce4"/>
          <table:table-cell table:style-name="ce8" table:formula="of:=ABS(([.U15]/[.T15])*100)" office:value-type="float" office:value="1.61001788908767" calcext:value-type="float">
            <text:p>1.61001788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88.8013076478" calcext:value-type="float">
            <text:p>-188.8013076478</text:p>
          </table:table-cell>
          <table:table-cell table:style-name="ce4"/>
          <table:table-cell table:style-name="ce8" table:formula="of:=ABS(([.AA15]/[.Z15])*100)" office:value-type="float" office:value="1.74385127909846" calcext:value-type="float">
            <text:p>1.743851279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605.6306461309" calcext:value-type="float">
            <text:p>-605.6306461309</text:p>
          </table:table-cell>
          <table:table-cell table:style-name="ce4"/>
          <table:table-cell table:style-name="ce8" table:formula="of:=ABS(([.AG15]/[.AF15])*100)" office:value-type="float" office:value="0.369458128078813" calcext:value-type="float">
            <text:p>0.369458128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.2833752998" calcext:value-type="float">
            <text:p>-1.2833752998</text:p>
          </table:table-cell>
          <table:table-cell table:style-name="ce4"/>
          <table:table-cell table:style-name="ce8" table:formula="of:=ABS(([.AM15]/[.AL15])*100)" office:value-type="float" office:value="1.20737694042723" calcext:value-type="float">
            <text:p>1.20737694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S15]/[.AR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Y15]/[.AX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E15]/[.BD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K15]/[.BJ15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office:value-type="float" office:value="-39.9289467352" calcext:value-type="float">
            <text:p>-39.928946735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75.9046020619" calcext:value-type="float">
            <text:p>-75.904602061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56.179169142" calcext:value-type="float">
            <text:p>-56.179169142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88.6366153328" calcext:value-type="float">
            <text:p>-188.636615332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605.4771658403" calcext:value-type="float">
            <text:p>-605.4771658403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0.8902528789" calcext:value-type="float">
            <text:p>-0.8902528789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964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17]-[.G16]" office:value-type="float" office:value="0.382610831900003" calcext:value-type="float">
            <text:p>0.3826108319</text:p>
          </table:table-cell>
          <table:table-cell table:style-name="ce9" table:formula="of:=[.G18]*conv" office:value-type="float" office:value="10.4113704606958" calcext:value-type="float">
            <text:p>10.4113704607</text:p>
          </table:table-cell>
          <table:table-cell table:style-name="ce10" table:formula="of:=[.H9]-[.H18]" office:value-type="float" office:value="0.515700792885129" calcext:value-type="float">
            <text:p>0.5157007929</text:p>
          </table:table-cell>
          <table:table-cell table:number-columns-repeated="3"/>
          <table:table-cell table:style-name="ce9" table:formula="of:=[.M17]-[.M16]" office:value-type="float" office:value="0.302145775000014" calcext:value-type="float">
            <text:p>0.302145775</text:p>
          </table:table-cell>
          <table:table-cell table:style-name="ce9" table:formula="of:=[.M18]*conv" office:value-type="float" office:value="8.22180485857586" calcext:value-type="float">
            <text:p>8.2218048586</text:p>
          </table:table-cell>
          <table:table-cell table:style-name="ce10" table:formula="of:=[.N9]-[.N18]" office:value-type="float" office:value="3.12363444653061" calcext:value-type="float">
            <text:p>3.1236344465</text:p>
          </table:table-cell>
          <table:table-cell table:number-columns-repeated="3"/>
          <table:table-cell table:style-name="ce9" table:formula="of:=[.S17]-[.S16]" office:value-type="float" office:value="0.183527412400004" calcext:value-type="float">
            <text:p>0.1835274124</text:p>
          </table:table-cell>
          <table:table-cell table:style-name="ce9" table:formula="of:=[.S18]*conv" office:value-type="float" office:value="4.99403498510657" calcext:value-type="float">
            <text:p>4.9940349851</text:p>
          </table:table-cell>
          <table:table-cell table:style-name="ce10" table:formula="of:=[.T9]-[.T18]" office:value-type="float" office:value="1.1687716507738" calcext:value-type="float">
            <text:p>1.1687716508</text:p>
          </table:table-cell>
          <table:table-cell table:number-columns-repeated="3"/>
          <table:table-cell table:style-name="ce9" table:formula="of:=[.Y17]-[.Y16]" office:value-type="float" office:value="0.164692314999996" calcext:value-type="float">
            <text:p>0.164692315</text:p>
          </table:table-cell>
          <table:table-cell table:style-name="ce9" table:formula="of:=[.Y18]*conv" office:value-type="float" office:value="4.48150590766002" calcext:value-type="float">
            <text:p>4.4815059077</text:p>
          </table:table-cell>
          <table:table-cell table:style-name="ce10" table:formula="of:=[.Z9]-[.Z18]" office:value-type="float" office:value="0.448403545074712" calcext:value-type="float">
            <text:p>0.4484035451</text:p>
          </table:table-cell>
          <table:table-cell table:number-columns-repeated="3"/>
          <table:table-cell table:style-name="ce9" table:formula="of:=[.AE17]-[.AE16]" office:value-type="float" office:value="0.153480290599987" calcext:value-type="float">
            <text:p>0.1534802906</text:p>
          </table:table-cell>
          <table:table-cell table:style-name="ce9" table:formula="of:=[.AE18]*conv" office:value-type="float" office:value="4.17641120068798" calcext:value-type="float">
            <text:p>4.1764112007</text:p>
          </table:table-cell>
          <table:table-cell table:style-name="ce10" table:formula="of:=[.AF9]-[.AF18]" office:value-type="float" office:value="-0.0205597112202254" calcext:value-type="float">
            <text:p>-0.0205597112</text:p>
          </table:table-cell>
          <table:table-cell table:number-columns-repeated="3"/>
          <table:table-cell table:style-name="ce9" table:formula="of:=[.AK17]-[.AK16]" office:value-type="float" office:value="0.3931224209" calcext:value-type="float">
            <text:p>0.3931224209</text:p>
          </table:table-cell>
          <table:table-cell table:style-name="ce9" table:formula="of:=[.AK18]*conv" office:value-type="float" office:value="10.6974053506807" calcext:value-type="float">
            <text:p>10.6974053507</text:p>
          </table:table-cell>
          <table:table-cell table:style-name="ce10" table:formula="of:=[.AL9]-[.AL18]" office:value-type="float" office:value="0.609337923463196" calcext:value-type="float">
            <text:p>0.6093379235</text:p>
          </table:table-cell>
          <table:table-cell table:number-columns-repeated="3"/>
          <table:table-cell table:style-name="ce9" table:formula="of:=[.AQ17]-[.AQ16]" office:value-type="float" office:value="0" calcext:value-type="float">
            <text:p>0</text:p>
          </table:table-cell>
          <table:table-cell table:style-name="ce9" table:formula="of:=[.AQ18]*conv" office:value-type="float" office:value="0" calcext:value-type="float">
            <text:p>0</text:p>
          </table:table-cell>
          <table:table-cell table:style-name="ce10" table:formula="of:=[.AR9]-[.AR18]" office:value-type="float" office:value="3.10103018616601" calcext:value-type="float">
            <text:p>3.1010301862</text:p>
          </table:table-cell>
          <table:table-cell table:number-columns-repeated="3"/>
          <table:table-cell table:style-name="ce9" table:formula="of:=[.AW17]-[.AW16]" office:value-type="float" office:value="0" calcext:value-type="float">
            <text:p>0</text:p>
          </table:table-cell>
          <table:table-cell table:style-name="ce9" table:formula="of:=[.AW18]*conv" office:value-type="float" office:value="0" calcext:value-type="float">
            <text:p>0</text:p>
          </table:table-cell>
          <table:table-cell table:style-name="ce10" table:formula="of:=[.AX9]-[.AX18]" office:value-type="float" office:value="5.57035438332091" calcext:value-type="float">
            <text:p>5.5703543833</text:p>
          </table:table-cell>
          <table:table-cell table:number-columns-repeated="3"/>
          <table:table-cell table:style-name="ce9"/>
          <table:table-cell table:style-name="ce9" table:formula="of:=[.BC18]*conv" office:value-type="float" office:value="0" calcext:value-type="float">
            <text:p>0</text:p>
          </table:table-cell>
          <table:table-cell table:style-name="ce10" table:formula="of:=[.BD9]-[.BD18]" office:value-type="float" office:value="0" calcext:value-type="float">
            <text:p>0</text:p>
          </table:table-cell>
          <table:table-cell table:number-columns-repeated="3"/>
          <table:table-cell table:style-name="ce9" table:formula="of:=[.BI17]-[.BI16]" office:value-type="float" office:value="0" calcext:value-type="float">
            <text:p>0</text:p>
          </table:table-cell>
          <table:table-cell table:style-name="ce9" table:formula="of:=[.BI18]*conv" office:value-type="float" office:value="0" calcext:value-type="float">
            <text:p>0</text:p>
          </table:table-cell>
          <table:table-cell table:style-name="ce10" table:formula="of:=[.BJ9]-[.BJ18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18]/[.H18])*100)" office:value-type="float" office:value="4.95324601916684" calcext:value-type="float">
            <text:p>4.9532460192</text:p>
          </table:table-cell>
          <table:table-cell table:number-columns-repeated="3"/>
          <table:table-cell table:style-name="ce9" table:number-columns-repeated="2"/>
          <table:table-cell table:style-name="ce8" table:formula="of:=ABS(([.O18]/[.N18])*100)" office:value-type="float" office:value="37.9920771687066" calcext:value-type="float">
            <text:p>37.9920771687</text:p>
          </table:table-cell>
          <table:table-cell table:number-columns-repeated="3"/>
          <table:table-cell table:style-name="ce9" table:number-columns-repeated="2"/>
          <table:table-cell table:style-name="ce8" table:formula="of:=ABS(([.U18]/[.T18])*100)" office:value-type="float" office:value="23.4033532856571" calcext:value-type="float">
            <text:p>23.4033532857</text:p>
          </table:table-cell>
          <table:table-cell table:number-columns-repeated="3"/>
          <table:table-cell table:style-name="ce9" table:number-columns-repeated="2"/>
          <table:table-cell table:style-name="ce8" table:formula="of:=ABS(([.AA18]/[.Z18])*100)" office:value-type="float" office:value="10.0056444042231" calcext:value-type="float">
            <text:p>10.0056444042</text:p>
          </table:table-cell>
          <table:table-cell table:number-columns-repeated="3"/>
          <table:table-cell table:style-name="ce9" table:number-columns-repeated="2"/>
          <table:table-cell table:style-name="ce8" table:formula="of:=ABS(([.AG18]/[.AF18])*100)" office:value-type="float" office:value="0.492281775722625" calcext:value-type="float">
            <text:p>0.4922817757</text:p>
          </table:table-cell>
          <table:table-cell table:number-columns-repeated="3"/>
          <table:table-cell table:style-name="ce9" table:number-columns-repeated="2"/>
          <table:table-cell table:style-name="ce8" table:formula="of:=ABS(([.AM18]/[.AL18])*100)" office:value-type="float" office:value="5.69612820574683" calcext:value-type="float">
            <text:p>5.6961282057</text:p>
          </table:table-cell>
          <table:table-cell table:number-columns-repeated="3"/>
          <table:table-cell table:style-name="ce9" table:number-columns-repeated="2"/>
          <table:table-cell table:style-name="ce8" table:formula="of:=ABS(([.AS18]/[.AR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18]/[.AX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18]/[.BD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18]/[.BJ18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 office:value-type="float" office:value="0.392906656579651" calcext:value-type="float">
            <text:p>0.3929066566</text:p>
          </table:table-cell>
          <table:table-cell table:style-name="ce9" table:formula="of:=[.G20]*conv" office:value-type="float" office:value="10.6915341047983" calcext:value-type="float">
            <text:p>10.6915341048</text:p>
          </table:table-cell>
          <table:table-cell table:style-name="ce10" table:formula="of:=[.H10]-[.H20]" office:value-type="float" office:value="-0.399898651708952" calcext:value-type="float">
            <text:p>-0.3998986517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14986591819849" calcext:value-type="float">
            <text:p>0.3149865918</text:p>
          </table:table-cell>
          <table:table-cell table:style-name="ce9" table:formula="of:=[.M20]*conv" office:value-type="float" office:value="8.57122126235447" calcext:value-type="float">
            <text:p>8.5712212624</text:p>
          </table:table-cell>
          <table:table-cell table:style-name="ce10" table:formula="of:=[.N10]-[.N20]" office:value-type="float" office:value="-0.159573815045059" calcext:value-type="float">
            <text:p>-0.15957381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55943104067436" calcext:value-type="float">
            <text:p>0.2559431041</text:p>
          </table:table-cell>
          <table:table-cell table:style-name="ce9" table:formula="of:=[.S20]*conv" office:value-type="float" office:value="6.96456621490252" calcext:value-type="float">
            <text:p>6.9645662149</text:p>
          </table:table-cell>
          <table:table-cell table:style-name="ce10" table:formula="of:=[.T10]-[.T20]" office:value-type="float" office:value="0.450980966400748" calcext:value-type="float">
            <text:p>0.4509809664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18457133205118" calcext:value-type="float">
            <text:p>0.2184571332</text:p>
          </table:table-cell>
          <table:table-cell table:style-name="ce9" table:formula="of:=[.Y20]*conv" office:value-type="float" office:value="5.94452104841218" calcext:value-type="float">
            <text:p>5.9445210484</text:p>
          </table:table-cell>
          <table:table-cell table:style-name="ce10" table:formula="of:=[.Z10]-[.Z20]" office:value-type="float" office:value="0.539455286173871" calcext:value-type="float">
            <text:p>0.5394552862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124393020389931" calcext:value-type="float">
            <text:p>0.1243930204</text:p>
          </table:table-cell>
          <table:table-cell table:style-name="ce9" table:formula="of:=[.AE20]*conv" office:value-type="float" office:value="3.38490630694675" calcext:value-type="float">
            <text:p>3.3849063069</text:p>
          </table:table-cell>
          <table:table-cell table:style-name="ce10" table:formula="of:=[.AF10]-[.AF20]" office:value-type="float" office:value="-0.0159963952640538" calcext:value-type="float">
            <text:p>-0.015996395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88679884244521" calcext:value-type="float">
            <text:p>0.3886798842</text:p>
          </table:table-cell>
          <table:table-cell table:style-name="ce9" table:formula="of:=[.AK20]*conv" office:value-type="float" office:value="10.5765177775932" calcext:value-type="float">
            <text:p>10.5765177776</text:p>
          </table:table-cell>
          <table:table-cell table:style-name="ce10" table:formula="of:=[.AL10]-[.AL20]" office:value-type="float" office:value="0.633435120612841" calcext:value-type="float">
            <text:p>0.633435120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Q20]*conv" office:value-type="float" office:value="0" calcext:value-type="float">
            <text:p>0</text:p>
          </table:table-cell>
          <table:table-cell table:style-name="ce10" table:formula="of:=[.AR10]-[.AR20]" office:value-type="float" office:value="4.26508370231067" calcext:value-type="float">
            <text:p>4.2650837023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W20]*conv" office:value-type="float" office:value="0" calcext:value-type="float">
            <text:p>0</text:p>
          </table:table-cell>
          <table:table-cell table:style-name="ce10" table:formula="of:=[.AX10]-[.AX20]" office:value-type="float" office:value="5.76034741856198" calcext:value-type="float">
            <text:p>5.7603474186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C20]*conv" office:value-type="float" office:value="0" calcext:value-type="float">
            <text:p>0</text:p>
          </table:table-cell>
          <table:table-cell table:style-name="ce10" table:formula="of:=[.BD10]-[.BD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I20]*conv" office:value-type="float" office:value="0" calcext:value-type="float">
            <text:p>0</text:p>
          </table:table-cell>
          <table:table-cell table:style-name="ce10" table:formula="of:=[.BJ10]-[.BJ20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20]/[.H20])*100)" office:value-type="float" office:value="3.7403299450682" calcext:value-type="float">
            <text:p>3.7403299451</text:p>
          </table:table-cell>
          <table:table-cell table:number-columns-repeated="3"/>
          <table:table-cell table:style-name="ce9" table:number-columns-repeated="2"/>
          <table:table-cell table:style-name="ce8" table:formula="of:=ABS(([.O20]/[.N20])*100)" office:value-type="float" office:value="1.86173953700065" calcext:value-type="float">
            <text:p>1.861739537</text:p>
          </table:table-cell>
          <table:table-cell table:number-columns-repeated="3"/>
          <table:table-cell table:style-name="ce9" table:number-columns-repeated="2"/>
          <table:table-cell table:style-name="ce8" table:formula="of:=ABS(([.U20]/[.T20])*100)" office:value-type="float" office:value="6.4753633246498" calcext:value-type="float">
            <text:p>6.4753633246</text:p>
          </table:table-cell>
          <table:table-cell table:number-columns-repeated="3"/>
          <table:table-cell table:style-name="ce9" table:number-columns-repeated="2"/>
          <table:table-cell table:style-name="ce8" table:formula="of:=ABS(([.AA20]/[.Z20])*100)" office:value-type="float" office:value="9.07483179520346" calcext:value-type="float">
            <text:p>9.0748317952</text:p>
          </table:table-cell>
          <table:table-cell table:number-columns-repeated="3"/>
          <table:table-cell table:style-name="ce9" table:number-columns-repeated="2"/>
          <table:table-cell table:style-name="ce8" table:formula="of:=ABS(([.AG20]/[.AF20])*100)" office:value-type="float" office:value="0.47258014885744" calcext:value-type="float">
            <text:p>0.4725801489</text:p>
          </table:table-cell>
          <table:table-cell table:number-columns-repeated="3"/>
          <table:table-cell table:style-name="ce9" table:number-columns-repeated="2"/>
          <table:table-cell table:style-name="ce8" table:formula="of:=ABS(([.AM20]/[.AL20])*100)" office:value-type="float" office:value="5.98907063679128" calcext:value-type="float">
            <text:p>5.9890706368</text:p>
          </table:table-cell>
          <table:table-cell table:number-columns-repeated="3"/>
          <table:table-cell table:style-name="ce9" table:number-columns-repeated="2"/>
          <table:table-cell table:style-name="ce8" table:formula="of:=ABS(([.AS20]/[.AR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20]/[.AX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20]/[.BD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20]/[.BJ20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39.8527218826" calcext:value-type="float">
            <text:p>-39.852721882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75.753068045" calcext:value-type="float">
            <text:p>-75.753068045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56.0498782667" calcext:value-type="float">
            <text:p>-56.049878266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88.4531710645" calcext:value-type="float">
            <text:p>-188.4531710645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605.2838068363" calcext:value-type="float">
            <text:p>-605.283806836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0.7537277853" calcext:value-type="float">
            <text:p>-0.753727785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style-name="ce4"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22]-[.G16]" office:value-type="float" office:value="0.458835684500002" calcext:value-type="float">
            <text:p>0.4588356845</text:p>
          </table:table-cell>
          <table:table-cell table:style-name="ce4" table:formula="of:=[.G23]*conv" office:value-type="float" office:value="12.4855542332503" calcext:value-type="float">
            <text:p>12.4855542333</text:p>
          </table:table-cell>
          <table:table-cell table:style-name="ce10" table:formula="of:=[.H11]-[.H23]" office:value-type="float" office:value="-12.4855542332503" calcext:value-type="float">
            <text:p>-12.4855542333</text:p>
          </table:table-cell>
          <table:table-cell table:number-columns-repeated="3"/>
          <table:table-cell table:style-name="ce4" table:formula="of:=[.M22]-[.M16]" office:value-type="float" office:value="0.453679791900001" calcext:value-type="float">
            <text:p>0.4536797919</text:p>
          </table:table-cell>
          <table:table-cell table:style-name="ce4" table:formula="of:=[.M23]*conv" office:value-type="float" office:value="12.3452552572709" calcext:value-type="float">
            <text:p>12.3452552573</text:p>
          </table:table-cell>
          <table:table-cell table:style-name="ce10" table:formula="of:=[.N12]-[.N23]" office:value-type="float" office:value="-2.54897135631073" calcext:value-type="float">
            <text:p>-2.5489713563</text:p>
          </table:table-cell>
          <table:table-cell table:number-columns-repeated="3"/>
          <table:table-cell table:style-name="ce4" table:formula="of:=[.S22]-[.S16]" office:value-type="float" office:value="0.312818287700004" calcext:value-type="float">
            <text:p>0.3128182877</text:p>
          </table:table-cell>
          <table:table-cell table:style-name="ce4" table:formula="of:=[.S23]*conv" office:value-type="float" office:value="8.51221870523644" calcext:value-type="float">
            <text:p>8.5122187052</text:p>
          </table:table-cell>
          <table:table-cell table:style-name="ce10" table:formula="of:=[.T12]-[.T23]" office:value-type="float" office:value="-0.222353202506474" calcext:value-type="float">
            <text:p>-0.2223532025</text:p>
          </table:table-cell>
          <table:table-cell table:number-columns-repeated="3"/>
          <table:table-cell table:style-name="ce4" table:formula="of:=[.Y22]-[.Y16]" office:value-type="float" office:value="0.348136583300004" calcext:value-type="float">
            <text:p>0.3481365833</text:p>
          </table:table-cell>
          <table:table-cell table:style-name="ce4" table:formula="of:=[.Y23]*conv" office:value-type="float" office:value="9.47327842669269" calcext:value-type="float">
            <text:p>9.4732784267</text:p>
          </table:table-cell>
          <table:table-cell table:style-name="ce10" table:formula="of:=[.Z12]-[.Z23]" office:value-type="float" office:value="0.106697525730045" calcext:value-type="float">
            <text:p>0.1066975257</text:p>
          </table:table-cell>
          <table:table-cell table:number-columns-repeated="3"/>
          <table:table-cell table:style-name="ce4" table:formula="of:=[.AE22]-[.AE16]" office:value-type="float" office:value="0.346839294600045" calcext:value-type="float">
            <text:p>0.3468392946</text:p>
          </table:table-cell>
          <table:table-cell table:style-name="ce4" table:formula="of:=[.AE23]*conv" office:value-type="float" office:value="9.4379774050706" calcext:value-type="float">
            <text:p>9.4379774051</text:p>
          </table:table-cell>
          <table:table-cell table:style-name="ce10" table:formula="of:=[.AF11]-[.AF23]" office:value-type="float" office:value="-9.4379774050706" calcext:value-type="float">
            <text:p>-9.4379774051</text:p>
          </table:table-cell>
          <table:table-cell table:number-columns-repeated="3"/>
          <table:table-cell table:style-name="ce4" table:formula="of:=[.AK22]-[.AK16]" office:value-type="float" office:value="0.5296475145" calcext:value-type="float">
            <text:p>0.5296475145</text:p>
          </table:table-cell>
          <table:table-cell table:style-name="ce4" table:formula="of:=[.AK23]*conv" office:value-type="float" office:value="14.4124421665288" calcext:value-type="float">
            <text:p>14.4124421665</text:p>
          </table:table-cell>
          <table:table-cell table:style-name="ce10" table:formula="of:=[.AL12]-[.AL23]" office:value-type="float" office:value="-0.926142339537487" calcext:value-type="float">
            <text:p>-0.9261423395</text:p>
          </table:table-cell>
          <table:table-cell table:number-columns-repeated="3"/>
          <table:table-cell table:style-name="ce4" table:formula="of:=[.AQ22]-[.AQ16]" office:value-type="float" office:value="0" calcext:value-type="float">
            <text:p>0</text:p>
          </table:table-cell>
          <table:table-cell table:style-name="ce4" table:formula="of:=[.AQ23]*conv" office:value-type="float" office:value="0" calcext:value-type="float">
            <text:p>0</text:p>
          </table:table-cell>
          <table:table-cell table:style-name="ce10" table:formula="of:=[.AR12]-[.AR23]" office:value-type="float" office:value="8.9929809947266" calcext:value-type="float">
            <text:p>8.9929809947</text:p>
          </table:table-cell>
          <table:table-cell table:number-columns-repeated="3"/>
          <table:table-cell table:style-name="ce4" table:formula="of:=[.AW22]-[.AW16]" office:value-type="float" office:value="0" calcext:value-type="float">
            <text:p>0</text:p>
          </table:table-cell>
          <table:table-cell table:style-name="ce4" table:formula="of:=[.AW23]*conv" office:value-type="float" office:value="0" calcext:value-type="float">
            <text:p>0</text:p>
          </table:table-cell>
          <table:table-cell table:style-name="ce10" table:formula="of:=[.AX12]-[.AX23]" office:value-type="float" office:value="7.58607049348337" calcext:value-type="float">
            <text:p>7.5860704935</text:p>
          </table:table-cell>
          <table:table-cell table:number-columns-repeated="3"/>
          <table:table-cell table:style-name="ce4" table:formula="of:=[.BC22]-[.BC16]" office:value-type="float" office:value="0" calcext:value-type="float">
            <text:p>0</text:p>
          </table:table-cell>
          <table:table-cell table:style-name="ce4" table:formula="of:=[.BC23]*conv" office:value-type="float" office:value="0" calcext:value-type="float">
            <text:p>0</text:p>
          </table:table-cell>
          <table:table-cell table:style-name="ce10" table:formula="of:=[.BD12]-[.BD23]" office:value-type="float" office:value="0" calcext:value-type="float">
            <text:p>0</text:p>
          </table:table-cell>
          <table:table-cell table:number-columns-repeated="3"/>
          <table:table-cell table:style-name="ce4" table:formula="of:=[.BI22]-[.BI16]" office:value-type="float" office:value="0" calcext:value-type="float">
            <text:p>0</text:p>
          </table:table-cell>
          <table:table-cell table:style-name="ce4" table:formula="of:=[.BI23]*conv" office:value-type="float" office:value="0" calcext:value-type="float">
            <text:p>0</text:p>
          </table:table-cell>
          <table:table-cell table:style-name="ce10" table:formula="of:=[.BJ12]-[.BJ23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23]/[.H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O23]/[.N23])*100)" office:value-type="float" office:value="20.6473766899998" calcext:value-type="float">
            <text:p>20.64737669</text:p>
          </table:table-cell>
          <table:table-cell table:number-columns-repeated="3"/>
          <table:table-cell table:style-name="ce4" table:number-columns-repeated="2"/>
          <table:table-cell table:style-name="ce8" table:formula="of:=ABS(([.U23]/[.T23])*100)" office:value-type="float" office:value="2.61216505597641" calcext:value-type="float">
            <text:p>2.612165056</text:p>
          </table:table-cell>
          <table:table-cell table:number-columns-repeated="3"/>
          <table:table-cell table:style-name="ce4" table:number-columns-repeated="2"/>
          <table:table-cell table:style-name="ce8" table:formula="of:=ABS(([.AA23]/[.Z23])*100)" office:value-type="float" office:value="1.12629990299245" calcext:value-type="float">
            <text:p>1.126299903</text:p>
          </table:table-cell>
          <table:table-cell table:number-columns-repeated="3"/>
          <table:table-cell table:style-name="ce4" table:number-columns-repeated="2"/>
          <table:table-cell table:style-name="ce8" table:formula="of:=ABS(([.AG23]/[.AF23])*100)"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2"/>
          <table:table-cell table:style-name="ce8" table:formula="of:=ABS(([.AM23]/[.AL23])*100)" office:value-type="float" office:value="6.42599171491103" calcext:value-type="float">
            <text:p>6.4259917149</text:p>
          </table:table-cell>
          <table:table-cell table:number-columns-repeated="3"/>
          <table:table-cell table:style-name="ce4" table:number-columns-repeated="2"/>
          <table:table-cell table:style-name="ce8" table:formula="of:=ABS(([.AS23]/[.AR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Y23]/[.AX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E23]/[.BD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K23]/[.BJ23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 table:style-name="Default" table:number-columns-repeated="63"/>
          <table:table-cell table:number-columns-repeated="961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61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CH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((CH3)3)3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lAuCH3</text:p>
          </table:table-cell>
          <table:table-cell table:style-name="ce1"/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2" table:formula="of:=[.G30]-[.G29]" office:value-type="float" office:value="0" calcext:value-type="float">
            <text:p>0</text:p>
          </table:table-cell>
          <table:table-cell table:style-name="ce2" table:formula="of:=[.G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M30]-[.M29]" office:value-type="float" office:value="0" calcext:value-type="float">
            <text:p>0</text:p>
          </table:table-cell>
          <table:table-cell table:style-name="ce2" table:formula="of:=[.M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S30]-[.S29]" office:value-type="float" office:value="0" calcext:value-type="float">
            <text:p>0</text:p>
          </table:table-cell>
          <table:table-cell table:style-name="ce2" table:formula="of:=[.S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Y30]-[.Y29]" office:value-type="float" office:value="0" calcext:value-type="float">
            <text:p>0</text:p>
          </table:table-cell>
          <table:table-cell table:style-name="ce2" table:formula="of:=[.Y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E30]-[.AE29]" office:value-type="float" office:value="0" calcext:value-type="float">
            <text:p>0</text:p>
          </table:table-cell>
          <table:table-cell table:style-name="ce2" table:formula="of:=[.AE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K30]-[.AK29]" office:value-type="float" office:value="0" calcext:value-type="float">
            <text:p>0</text:p>
          </table:table-cell>
          <table:table-cell table:style-name="ce2" table:formula="of:=[.AK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Q30]-[.AQ29]" office:value-type="float" office:value="0" calcext:value-type="float">
            <text:p>0</text:p>
          </table:table-cell>
          <table:table-cell table:style-name="ce2" table:formula="of:=[.AQ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W30]-[.AW29]" office:value-type="float" office:value="0" calcext:value-type="float">
            <text:p>0</text:p>
          </table:table-cell>
          <table:table-cell table:style-name="ce2" table:formula="of:=[.AW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BC30]-[.BC29]" office:value-type="float" office:value="0" calcext:value-type="float">
            <text:p>0</text:p>
          </table:table-cell>
          <table:table-cell table:style-name="ce2" table:formula="of:=[.BC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BI30]-[.BI29]" office:value-type="float" office:value="0" calcext:value-type="float">
            <text:p>0</text:p>
          </table:table-cell>
          <table:table-cell table:style-name="ce2" table:formula="of:=[.BI31]*conv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Y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E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K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Q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W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I32]*conv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96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formula="of:=[.G33]-[.G29]" office:value-type="float" office:value="0" calcext:value-type="float">
            <text:p>0</text:p>
          </table:table-cell>
          <table:table-cell table:formula="of:=[.G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M33]-[.M29]" office:value-type="float" office:value="0" calcext:value-type="float">
            <text:p>0</text:p>
          </table:table-cell>
          <table:table-cell table:formula="of:=[.M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S33]-[.S29]" office:value-type="float" office:value="0" calcext:value-type="float">
            <text:p>0</text:p>
          </table:table-cell>
          <table:table-cell table:formula="of:=[.S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Y33]-[.Y29]" office:value-type="float" office:value="0" calcext:value-type="float">
            <text:p>0</text:p>
          </table:table-cell>
          <table:table-cell table:formula="of:=[.Y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E33]-[.AE29]" office:value-type="float" office:value="0" calcext:value-type="float">
            <text:p>0</text:p>
          </table:table-cell>
          <table:table-cell table:formula="of:=[.AE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K33]-[.AK29]" office:value-type="float" office:value="0" calcext:value-type="float">
            <text:p>0</text:p>
          </table:table-cell>
          <table:table-cell table:formula="of:=[.AK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Q33]-[.AQ29]" office:value-type="float" office:value="0" calcext:value-type="float">
            <text:p>0</text:p>
          </table:table-cell>
          <table:table-cell table:formula="of:=[.AQ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W33]-[.AW29]" office:value-type="float" office:value="0" calcext:value-type="float">
            <text:p>0</text:p>
          </table:table-cell>
          <table:table-cell table:formula="of:=[.AW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BC33]-[.BC29]" office:value-type="float" office:value="0" calcext:value-type="float">
            <text:p>0</text:p>
          </table:table-cell>
          <table:table-cell table:formula="of:=[.BC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BI33]-[.BI29]" office:value-type="float" office:value="0" calcext:value-type="float">
            <text:p>0</text:p>
          </table:table-cell>
          <table:table-cell table:formula="of:=[.BI34]*conv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2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Ethane</text:p>
          </table:table-cell>
          <table:table-cell office:value-type="string" calcext:value-type="string">
            <text:p><text:s/>(eclipsed)</text:p>
          </table:table-cell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a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CH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((CH3)3)3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lAuCH3</text:p>
          </table:table-cell>
          <table:table-cell/>
          <table:table-cell table:style-name="ce4" table:number-columns-repeated="2"/>
          <table:table-cell table:style-name="ce6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H28]-[.H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N28]-[.N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T28]-[.T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Z28]-[.Z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F28]-[.AF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L28]-[.AL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R28]-[.AR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X28]-[.AX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D28]-[.BD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BJ28]-[.BJ37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I37]/[.H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O37]/[.N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U37]/[.T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A37]/[.Z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G37]/[.AF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M37]/[.AL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S37]/[.AR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Y37]/[.AX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E37]/[.BD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BK37]/[.BJ37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formula="of:=[.G39]-[.G38]" office:value-type="float" office:value="0" calcext:value-type="float">
            <text:p>0</text:p>
          </table:table-cell>
          <table:table-cell table:style-name="ce9" table:formula="of:=[.G40]*conv" office:value-type="float" office:value="0" calcext:value-type="float">
            <text:p>0</text:p>
          </table:table-cell>
          <table:table-cell table:style-name="ce10" table:formula="of:=[.H31]-[.H40]"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style-name="ce9" table:formula="of:=[.M40]*conv" office:value-type="float" office:value="0" calcext:value-type="float">
            <text:p>0</text:p>
          </table:table-cell>
          <table:table-cell table:style-name="ce10" table:formula="of:=[.N31]-[.N40]" office:value-type="float" office:value="0" calcext:value-type="float">
            <text:p>0</text:p>
          </table:table-cell>
          <table:table-cell table:number-columns-repeated="3"/>
          <table:table-cell table:style-name="ce9" table:formula="of:=[.S39]-[.S38]" office:value-type="float" office:value="0" calcext:value-type="float">
            <text:p>0</text:p>
          </table:table-cell>
          <table:table-cell table:style-name="ce9" table:formula="of:=[.S40]*conv" office:value-type="float" office:value="0" calcext:value-type="float">
            <text:p>0</text:p>
          </table:table-cell>
          <table:table-cell table:style-name="ce10" table:formula="of:=[.T31]-[.T40]" office:value-type="float" office:value="0" calcext:value-type="float">
            <text:p>0</text:p>
          </table:table-cell>
          <table:table-cell table:number-columns-repeated="3"/>
          <table:table-cell table:style-name="ce9" table:formula="of:=[.Y39]-[.Y38]" office:value-type="float" office:value="0" calcext:value-type="float">
            <text:p>0</text:p>
          </table:table-cell>
          <table:table-cell table:style-name="ce9" table:formula="of:=[.Y40]*conv" office:value-type="float" office:value="0" calcext:value-type="float">
            <text:p>0</text:p>
          </table:table-cell>
          <table:table-cell table:style-name="ce10" table:formula="of:=[.Z31]-[.Z40]" office:value-type="float" office:value="0" calcext:value-type="float">
            <text:p>0</text:p>
          </table:table-cell>
          <table:table-cell table:number-columns-repeated="3"/>
          <table:table-cell table:style-name="ce9" table:formula="of:=[.AE39]-[.AE38]" office:value-type="float" office:value="0" calcext:value-type="float">
            <text:p>0</text:p>
          </table:table-cell>
          <table:table-cell table:style-name="ce9" table:formula="of:=[.AE40]*conv" office:value-type="float" office:value="0" calcext:value-type="float">
            <text:p>0</text:p>
          </table:table-cell>
          <table:table-cell table:style-name="ce10" table:formula="of:=[.AF31]-[.AF40]" office:value-type="float" office:value="0" calcext:value-type="float">
            <text:p>0</text:p>
          </table:table-cell>
          <table:table-cell table:number-columns-repeated="3"/>
          <table:table-cell table:style-name="ce9" table:formula="of:=[.AK39]-[.AK38]" office:value-type="float" office:value="0" calcext:value-type="float">
            <text:p>0</text:p>
          </table:table-cell>
          <table:table-cell table:style-name="ce9" table:formula="of:=[.AK40]*conv" office:value-type="float" office:value="0" calcext:value-type="float">
            <text:p>0</text:p>
          </table:table-cell>
          <table:table-cell table:style-name="ce10" table:formula="of:=[.AL31]-[.AL40]" office:value-type="float" office:value="0" calcext:value-type="float">
            <text:p>0</text:p>
          </table:table-cell>
          <table:table-cell table:number-columns-repeated="3"/>
          <table:table-cell table:style-name="ce9" table:formula="of:=[.AQ39]-[.AQ38]" office:value-type="float" office:value="0" calcext:value-type="float">
            <text:p>0</text:p>
          </table:table-cell>
          <table:table-cell table:style-name="ce9" table:formula="of:=[.AQ40]*conv" office:value-type="float" office:value="0" calcext:value-type="float">
            <text:p>0</text:p>
          </table:table-cell>
          <table:table-cell table:style-name="ce10" table:formula="of:=[.AR31]-[.AR40]" office:value-type="float" office:value="0" calcext:value-type="float">
            <text:p>0</text:p>
          </table:table-cell>
          <table:table-cell table:number-columns-repeated="3"/>
          <table:table-cell table:style-name="ce9" table:formula="of:=[.AW39]-[.AW38]" office:value-type="float" office:value="0" calcext:value-type="float">
            <text:p>0</text:p>
          </table:table-cell>
          <table:table-cell table:style-name="ce9" table:formula="of:=[.AW40]*conv" office:value-type="float" office:value="0" calcext:value-type="float">
            <text:p>0</text:p>
          </table:table-cell>
          <table:table-cell table:style-name="ce10" table:formula="of:=[.AX31]-[.AX40]"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style-name="ce9" table:formula="of:=[.BC40]*conv" office:value-type="float" office:value="0" calcext:value-type="float">
            <text:p>0</text:p>
          </table:table-cell>
          <table:table-cell table:style-name="ce10" table:formula="of:=[.BD31]-[.BD40]" office:value-type="float" office:value="0" calcext:value-type="float">
            <text:p>0</text:p>
          </table:table-cell>
          <table:table-cell table:number-columns-repeated="3"/>
          <table:table-cell table:style-name="ce9" table:formula="of:=[.BI39]-[.BI38]" office:value-type="float" office:value="0" calcext:value-type="float">
            <text:p>0</text:p>
          </table:table-cell>
          <table:table-cell table:style-name="ce9" table:formula="of:=[.BI40]*conv" office:value-type="float" office:value="0" calcext:value-type="float">
            <text:p>0</text:p>
          </table:table-cell>
          <table:table-cell table:style-name="ce10" table:formula="of:=[.BJ31]-[.BJ40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0]/[.H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O40]/[.N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U40]/[.T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A40]/[.Z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G40]/[.AF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M40]/[.AL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S40]/[.AR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40]/[.AX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40]/[.BD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40]/[.BJ40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3"/>
          <table:table-cell office:value-type="string" calcext:value-type="string">
            <text:p>TDDFT</text:p>
          </table:table-cell>
          <table:table-cell table:style-name="ce9"/>
          <table:table-cell table:style-name="ce9" table:formula="of:=[.G42]*conv" office:value-type="float" office:value="0" calcext:value-type="float">
            <text:p>0</text:p>
          </table:table-cell>
          <table:table-cell table:style-name="ce10" table:formula="of:=[.H32]-[.H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M42]*conv" office:value-type="float" office:value="0" calcext:value-type="float">
            <text:p>0</text:p>
          </table:table-cell>
          <table:table-cell table:style-name="ce10" table:formula="of:=[.N32]-[.N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S42]*conv" office:value-type="float" office:value="0" calcext:value-type="float">
            <text:p>0</text:p>
          </table:table-cell>
          <table:table-cell table:style-name="ce10" table:formula="of:=[.T32]-[.T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Y42]*conv" office:value-type="float" office:value="0" calcext:value-type="float">
            <text:p>0</text:p>
          </table:table-cell>
          <table:table-cell table:style-name="ce10" table:formula="of:=[.Z32]-[.Z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E42]*conv" office:value-type="float" office:value="0" calcext:value-type="float">
            <text:p>0</text:p>
          </table:table-cell>
          <table:table-cell table:style-name="ce10" table:formula="of:=[.AF32]-[.AF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K42]*conv" office:value-type="float" office:value="0" calcext:value-type="float">
            <text:p>0</text:p>
          </table:table-cell>
          <table:table-cell table:style-name="ce10" table:formula="of:=[.AL32]-[.AL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Q42]*conv" office:value-type="float" office:value="0" calcext:value-type="float">
            <text:p>0</text:p>
          </table:table-cell>
          <table:table-cell table:style-name="ce10" table:formula="of:=[.AR32]-[.AR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W42]*conv" office:value-type="float" office:value="0" calcext:value-type="float">
            <text:p>0</text:p>
          </table:table-cell>
          <table:table-cell table:style-name="ce10" table:formula="of:=[.AX32]-[.AX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C42]*conv" office:value-type="float" office:value="0" calcext:value-type="float">
            <text:p>0</text:p>
          </table:table-cell>
          <table:table-cell table:style-name="ce10" table:formula="of:=[.BD32]-[.BD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BI42]*conv" office:value-type="float" office:value="0" calcext:value-type="float">
            <text:p>0</text:p>
          </table:table-cell>
          <table:table-cell table:style-name="ce10" table:formula="of:=[.BJ32]-[.BJ42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9" table:number-columns-repeated="2"/>
          <table:table-cell table:style-name="ce8" table:formula="of:=ABS(([.I42]/[.H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O42]/[.N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U42]/[.T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A42]/[.Z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G42]/[.AF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M42]/[.AL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S42]/[.AR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Y42]/[.AX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E42]/[.BD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BK42]/[.BJ42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961"/>
        </table:table-row>
        <table:table-row table:style-name="ro1">
          <table:table-cell/>
          <table:table-cell table:style-name="ce6"/>
          <table:table-cell table:number-columns-repeated="4"/>
          <table:table-cell table:style-name="ce4" table:formula="of:=[.G44]-[.G38]" office:value-type="float" office:value="0" calcext:value-type="float">
            <text:p>0</text:p>
          </table:table-cell>
          <table:table-cell table:style-name="ce4" table:formula="of:=[.G45]*conv" office:value-type="float" office:value="0" calcext:value-type="float">
            <text:p>0</text:p>
          </table:table-cell>
          <table:table-cell table:style-name="ce10" table:formula="of:=[.H33]-[.H45]" office:value-type="float" office:value="0" calcext:value-type="float">
            <text:p>0</text:p>
          </table:table-cell>
          <table:table-cell table:number-columns-repeated="3"/>
          <table:table-cell table:style-name="ce4" table:formula="of:=[.M44]-[.M38]" office:value-type="float" office:value="0" calcext:value-type="float">
            <text:p>0</text:p>
          </table:table-cell>
          <table:table-cell table:style-name="ce4" table:formula="of:=[.M45]*conv" office:value-type="float" office:value="0" calcext:value-type="float">
            <text:p>0</text:p>
          </table:table-cell>
          <table:table-cell table:style-name="ce10" table:formula="of:=[.N34]-[.N45]" office:value-type="float" office:value="0" calcext:value-type="float">
            <text:p>0</text:p>
          </table:table-cell>
          <table:table-cell table:number-columns-repeated="3"/>
          <table:table-cell table:style-name="ce4" table:formula="of:=[.S44]-[.S38]" office:value-type="float" office:value="0" calcext:value-type="float">
            <text:p>0</text:p>
          </table:table-cell>
          <table:table-cell table:style-name="ce4" table:formula="of:=[.S45]*conv" office:value-type="float" office:value="0" calcext:value-type="float">
            <text:p>0</text:p>
          </table:table-cell>
          <table:table-cell table:style-name="ce10" table:formula="of:=[.T34]-[.T45]" office:value-type="float" office:value="0" calcext:value-type="float">
            <text:p>0</text:p>
          </table:table-cell>
          <table:table-cell table:number-columns-repeated="3"/>
          <table:table-cell table:style-name="ce4" table:formula="of:=[.Y44]-[.Y38]" office:value-type="float" office:value="0" calcext:value-type="float">
            <text:p>0</text:p>
          </table:table-cell>
          <table:table-cell table:style-name="ce4" table:formula="of:=[.Y45]*conv" office:value-type="float" office:value="0" calcext:value-type="float">
            <text:p>0</text:p>
          </table:table-cell>
          <table:table-cell table:style-name="ce10" table:formula="of:=[.Z34]-[.Z45]" office:value-type="float" office:value="0" calcext:value-type="float">
            <text:p>0</text:p>
          </table:table-cell>
          <table:table-cell table:number-columns-repeated="3"/>
          <table:table-cell table:style-name="ce4" table:formula="of:=[.AE44]-[.AE38]" office:value-type="float" office:value="0" calcext:value-type="float">
            <text:p>0</text:p>
          </table:table-cell>
          <table:table-cell table:style-name="ce4" table:formula="of:=[.AE45]*conv" office:value-type="float" office:value="0" calcext:value-type="float">
            <text:p>0</text:p>
          </table:table-cell>
          <table:table-cell table:style-name="ce10" table:formula="of:=[.AF33]-[.AF45]" office:value-type="float" office:value="0" calcext:value-type="float">
            <text:p>0</text:p>
          </table:table-cell>
          <table:table-cell table:number-columns-repeated="3"/>
          <table:table-cell table:style-name="ce4" table:formula="of:=[.AK44]-[.AK38]" office:value-type="float" office:value="0" calcext:value-type="float">
            <text:p>0</text:p>
          </table:table-cell>
          <table:table-cell table:style-name="ce4" table:formula="of:=[.AK45]*conv" office:value-type="float" office:value="0" calcext:value-type="float">
            <text:p>0</text:p>
          </table:table-cell>
          <table:table-cell table:style-name="ce10" table:formula="of:=[.AL34]-[.AL45]" office:value-type="float" office:value="0" calcext:value-type="float">
            <text:p>0</text:p>
          </table:table-cell>
          <table:table-cell table:number-columns-repeated="3"/>
          <table:table-cell table:style-name="ce4" table:formula="of:=[.AQ44]-[.AQ38]" office:value-type="float" office:value="0" calcext:value-type="float">
            <text:p>0</text:p>
          </table:table-cell>
          <table:table-cell table:style-name="ce4" table:formula="of:=[.AQ45]*conv" office:value-type="float" office:value="0" calcext:value-type="float">
            <text:p>0</text:p>
          </table:table-cell>
          <table:table-cell table:style-name="ce10" table:formula="of:=[.AR34]-[.AR45]" office:value-type="float" office:value="0" calcext:value-type="float">
            <text:p>0</text:p>
          </table:table-cell>
          <table:table-cell table:number-columns-repeated="3"/>
          <table:table-cell table:style-name="ce4" table:formula="of:=[.AW44]-[.AW38]" office:value-type="float" office:value="0" calcext:value-type="float">
            <text:p>0</text:p>
          </table:table-cell>
          <table:table-cell table:style-name="ce4" table:formula="of:=[.AW45]*conv" office:value-type="float" office:value="0" calcext:value-type="float">
            <text:p>0</text:p>
          </table:table-cell>
          <table:table-cell table:style-name="ce10" table:formula="of:=[.AX34]-[.AX45]" office:value-type="float" office:value="0" calcext:value-type="float">
            <text:p>0</text:p>
          </table:table-cell>
          <table:table-cell table:number-columns-repeated="3"/>
          <table:table-cell table:style-name="ce4" table:formula="of:=[.BC44]-[.BC38]" office:value-type="float" office:value="0" calcext:value-type="float">
            <text:p>0</text:p>
          </table:table-cell>
          <table:table-cell table:style-name="ce4" table:formula="of:=[.BC45]*conv" office:value-type="float" office:value="0" calcext:value-type="float">
            <text:p>0</text:p>
          </table:table-cell>
          <table:table-cell table:style-name="ce10" table:formula="of:=[.BD34]-[.BD45]" office:value-type="float" office:value="0" calcext:value-type="float">
            <text:p>0</text:p>
          </table:table-cell>
          <table:table-cell table:number-columns-repeated="3"/>
          <table:table-cell table:style-name="ce4" table:formula="of:=[.BI44]-[.BI38]" office:value-type="float" office:value="0" calcext:value-type="float">
            <text:p>0</text:p>
          </table:table-cell>
          <table:table-cell table:style-name="ce4" table:formula="of:=[.BI45]*conv" office:value-type="float" office:value="0" calcext:value-type="float">
            <text:p>0</text:p>
          </table:table-cell>
          <table:table-cell table:style-name="ce10" table:formula="of:=[.BJ34]-[.BJ45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2"/>
          <table:table-cell table:style-name="ce4" table:number-columns-repeated="2"/>
          <table:table-cell table:style-name="ce8" table:formula="of:=ABS(([.I45]/[.H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O45]/[.N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U45]/[.T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A45]/[.Z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G45]/[.AF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M45]/[.AL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S45]/[.AR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Y45]/[.AX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E45]/[.BD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BK45]/[.BJ45])*100)" office:value-type="string" office:string-value="" calcext:value-type="error">
            <text:p>#DIV/0!</text:p>
          </table:table-cell>
          <table:table-cell table:number-columns-repeated="961"/>
        </table:table-row>
      </table:table>
      <table:table table:name="sp3 CH2" table:style-name="ta1">
        <table:shapes>
          <draw:frame draw:z-index="0" draw:style-name="gr1" draw:text-style-name="P1" svg:width="453.51pt" svg:height="255.09pt" svg:x="3898.6pt" svg:y="44.56pt">
            <loext:p draw:notify-on-update-of-ranges="'sp3 CH2'.B1:'sp3 CH2'.B1 'sp3 CH2'.D1:'sp3 CH2'.D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2976.29pt" svg:y="44.99pt">
            <loext:p draw:notify-on-update-of-ranges="'sp3 CH2'.B1:'sp3 CH2'.B1 'sp3 CH2'.D1:'sp3 CH2'.D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3436.3pt" svg:y="43.57pt">
            <loext:p draw:notify-on-update-of-ranges="'sp3 CH2'.B1:'sp3 CH2'.B1 'sp3 CH2'.D1:'sp3 CH2'.D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4361.56pt" svg:y="41.92pt">
            <loext:p draw:notify-on-update-of-ranges="'sp3 CH2'.B1:'sp3 CH2'.B1 'sp3 CH2'.D1:'sp3 CH2'.D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73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style-name="ce11"/>
          <table:table-cell table:style-name="Default"/>
          <table:table-cell table:style-name="ce11"/>
          <table:table-cell table:style-name="Default" table:number-columns-repeated="34"/>
          <table:table-cell table:number-columns-repeated="973"/>
        </table:table-row>
        <table:table-row table:style-name="ro1" table:number-rows-repeated="2">
          <table:table-cell table:style-name="Default" table:number-columns-repeated="46"/>
          <table:table-cell table:number-columns-repeated="973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7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3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543" calcext:value-type="float">
            <text:p>-11.543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/>
          <table:table-cell office:value-type="float" office:value="-11.029" calcext:value-type="float">
            <text:p>-11.029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5.4199234306" calcext:value-type="float">
            <text:p>-265.419923430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0.425259966" calcext:value-type="float">
            <text:p>-320.425259966</text:p>
          </table:table-cell>
          <table:table-cell table:number-columns-repeated="2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265.3047517739" calcext:value-type="float">
            <text:p>-265.3047517739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office:value-type="float" office:value="-320.308252355" calcext:value-type="float">
            <text:p>-320.308252355</text:p>
          </table:table-cell>
          <table:table-cell table:number-columns-repeated="2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8]-[.H7]" office:value-type="float" office:value="0.415515178" calcext:value-type="float">
            <text:p>0.415515178</text:p>
          </table:table-cell>
          <table:table-cell table:style-name="ce2" table:formula="of:=[.H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N8]-[.N7]" office:value-type="float" office:value="0.181659910700034" calcext:value-type="float">
            <text:p>0.1816599107</text:p>
          </table:table-cell>
          <table:table-cell table:style-name="ce2" table:formula="of:=[.N9]*conv" office:value-type="float" office:value="4.9432176782943" calcext:value-type="float">
            <text:p>4.9432176783</text:p>
          </table:table-cell>
          <table:table-cell/>
          <table:table-cell table:style-name="ce1" table:number-columns-repeated="3"/>
          <table:table-cell table:style-name="ce2" table:formula="of:=[.T8]-[.T7]" office:value-type="float" office:value="0.447233892100002" calcext:value-type="float">
            <text:p>0.4472338921</text:p>
          </table:table-cell>
          <table:table-cell table:style-name="ce2" table:formula="of:=[.T9]*conv" office:value-type="float" office:value="12.1698533993647" calcext:value-type="float">
            <text:p>12.1698533994</text:p>
          </table:table-cell>
          <table:table-cell/>
          <table:table-cell table:style-name="ce1" table:number-columns-repeated="3"/>
          <table:table-cell table:style-name="ce2" table:formula="of:=[.Z8]-[.Z7]" office:value-type="float" office:value="0.255419842999999" calcext:value-type="float">
            <text:p>0.255419843</text:p>
          </table:table-cell>
          <table:table-cell table:style-name="ce2" table:formula="of:=[.Z9]*conv" office:value-type="float" office:value="6.95032755680259" calcext:value-type="float">
            <text:p>6.9503275568</text:p>
          </table:table-cell>
          <table:table-cell/>
          <table:table-cell table:style-name="ce1" table:number-columns-repeated="3"/>
          <table:table-cell table:style-name="ce2" table:formula="of:=[.AF8]-[.AF7]" office:value-type="float" office:value="0.229469534099991" calcext:value-type="float">
            <text:p>0.2294695341</text:p>
          </table:table-cell>
          <table:table-cell table:style-name="ce2" table:formula="of:=[.AF9]*conv" office:value-type="float" office:value="6.24418372343071" calcext:value-type="float">
            <text:p>6.2441837234</text:p>
          </table:table-cell>
          <table:table-cell/>
          <table:table-cell table:style-name="ce1" table:number-columns-repeated="3"/>
          <table:table-cell table:style-name="ce2" table:formula="of:=[.AL8]-[.AL7]" office:value-type="float" office:value="0.115171656699999" calcext:value-type="float">
            <text:p>0.1151716567</text:p>
          </table:table-cell>
          <table:table-cell table:style-name="ce2" table:formula="of:=[.AL9]*conv" office:value-type="float" office:value="3.13398023396569" calcext:value-type="float">
            <text:p>3.133980234</text:p>
          </table:table-cell>
          <table:table-cell/>
          <table:table-cell table:style-name="ce1" table:number-columns-repeated="3"/>
          <table:table-cell table:style-name="ce2" table:formula="of:=[.AR8]-[.AR7]" office:value-type="float" office:value="0.11700761100002" calcext:value-type="float">
            <text:p>0.117007611</text:p>
          </table:table-cell>
          <table:table-cell table:style-name="ce2" table:formula="of:=[.AR9]*conv" office:value-type="float" office:value="3.18393909234796" calcext:value-type="float">
            <text:p>3.1839390923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H10]*conv" office:value-type="float" office:value="11.209952898206" calcext:value-type="float">
            <text:p>11.209952898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4977393011037" calcext:value-type="float">
            <text:p>0.234977393</text:p>
          </table:table-cell>
          <table:table-cell table:style-name="ce2" table:formula="of:=[.N10]*conv" office:value-type="float" office:value="6.39406019003093" calcext:value-type="float">
            <text:p>6.39406019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75472698651367" calcext:value-type="float">
            <text:p>0.3754726987</text:p>
          </table:table-cell>
          <table:table-cell table:style-name="ce2" table:formula="of:=[.T10]*conv" office:value-type="float" office:value="10.217131972255" calcext:value-type="float">
            <text:p>10.2171319723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15096180811144" calcext:value-type="float">
            <text:p>0.3150961808</text:p>
          </table:table-cell>
          <table:table-cell table:style-name="ce2" table:formula="of:=[.Z10]*conv" office:value-type="float" office:value="8.57420333053356" calcext:value-type="float">
            <text:p>8.5742033305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769829295499" calcext:value-type="float">
            <text:p>0.277698293</text:p>
          </table:table-cell>
          <table:table-cell table:style-name="ce2" table:formula="of:=[.AF10]*conv" office:value-type="float" office:value="7.55655502459187" calcext:value-type="float">
            <text:p>7.5565550246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7221754150079" calcext:value-type="float">
            <text:p>0.1572217542</text:p>
          </table:table-cell>
          <table:table-cell table:style-name="ce2" table:formula="of:=[.AL10]*conv" office:value-type="float" office:value="4.27822160394227" calcext:value-type="float">
            <text:p>4.2782216039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7574390024132" calcext:value-type="float">
            <text:p>0.15757439</text:p>
          </table:table-cell>
          <table:table-cell table:style-name="ce2" table:formula="of:=[.AR10]*conv" office:value-type="float" office:value="4.28781731429963" calcext:value-type="float">
            <text:p>4.2878173143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5.0821251919" calcext:value-type="float">
            <text:p>-265.08212519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0.0883307816" calcext:value-type="float">
            <text:p>-320.0883307816</text:p>
          </table:table-cell>
          <table:table-cell table:number-columns-repeated="2"/>
          <table:table-cell table:style-name="ce1"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11]-[.H7]" office:value-type="float" office:value="0.495612409099998" calcext:value-type="float">
            <text:p>0.4956124091</text:p>
          </table:table-cell>
          <table:table-cell table:formula="of:=[.H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N11]-[.N7]" office:value-type="float" office:value="0.369439148500021" calcext:value-type="float">
            <text:p>0.3694391485</text:p>
          </table:table-cell>
          <table:table-cell table:formula="of:=[.N12]*conv" office:value-type="float" office:value="10.0529507191867" calcext:value-type="float">
            <text:p>10.0529507192</text:p>
          </table:table-cell>
          <table:table-cell/>
          <table:table-cell table:style-name="ce1" table:number-columns-repeated="3"/>
          <table:table-cell table:formula="of:=[.T11]-[.T7]" office:value-type="float" office:value="0.424340350999998" calcext:value-type="float">
            <text:p>0.424340351</text:p>
          </table:table-cell>
          <table:table-cell table:formula="of:=[.T12]*conv" office:value-type="float" office:value="11.5468884499259" calcext:value-type="float">
            <text:p>11.5468884499</text:p>
          </table:table-cell>
          <table:table-cell/>
          <table:table-cell table:style-name="ce1" table:number-columns-repeated="3"/>
          <table:table-cell table:formula="of:=[.Z11]-[.Z7]" office:value-type="float" office:value="0.352834727599998" calcext:value-type="float">
            <text:p>0.3528347276</text:p>
          </table:table-cell>
          <table:table-cell table:formula="of:=[.Z12]*conv" office:value-type="float" office:value="9.6011214376763" calcext:value-type="float">
            <text:p>9.6011214377</text:p>
          </table:table-cell>
          <table:table-cell/>
          <table:table-cell table:style-name="ce1" table:number-columns-repeated="3"/>
          <table:table-cell table:formula="of:=[.AF11]-[.AF7]" office:value-type="float" office:value="0.299237774399984" calcext:value-type="float">
            <text:p>0.2992377744</text:p>
          </table:table-cell>
          <table:table-cell table:formula="of:=[.AF12]*conv" office:value-type="float" office:value="8.14267413612222" calcext:value-type="float">
            <text:p>8.1426741361</text:p>
          </table:table-cell>
          <table:table-cell/>
          <table:table-cell table:style-name="ce1" table:number-columns-repeated="3"/>
          <table:table-cell table:formula="of:=[.AL11]-[.AL7]" office:value-type="float" office:value="0.337798238700032" calcext:value-type="float">
            <text:p>0.3377982387</text:p>
          </table:table-cell>
          <table:table-cell table:formula="of:=[.AL12]*conv" office:value-type="float" office:value="9.19195775668934" calcext:value-type="float">
            <text:p>9.1919577567</text:p>
          </table:table-cell>
          <table:table-cell/>
          <table:table-cell table:style-name="ce1" table:number-columns-repeated="3"/>
          <table:table-cell table:formula="of:=[.AR11]-[.AR7]" office:value-type="float" office:value="0.336929184399992" calcext:value-type="float">
            <text:p>0.3369291844</text:p>
          </table:table-cell>
          <table:table-cell table:formula="of:=[.AR12]*conv" office:value-type="float" office:value="9.16830958597958" calcext:value-type="float">
            <text:p>9.168309586</text:p>
          </table:table-cell>
          <table:table-cell/>
          <table:table-cell table:style-name="ce1" table:number-columns-repeated="973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6"/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4.108" calcext:value-type="float">
            <text:p>-14.108</text:p>
          </table:table-cell>
          <table:table-cell table:style-name="ce10" table:formula="of:=[.I6]-[.I15]" office:value-type="float" office:value="-0.783999999999999" calcext:value-type="float">
            <text:p>-0.784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3.148" calcext:value-type="float">
            <text:p>-13.148</text:p>
          </table:table-cell>
          <table:table-cell table:style-name="ce10" table:formula="of:=[.O6]-[.O15]" office:value-type="float" office:value="0.368" calcext:value-type="float">
            <text:p>0.368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82" calcext:value-type="float">
            <text:p>-12.82</text:p>
          </table:table-cell>
          <table:table-cell table:style-name="ce10" table:formula="of:=[.U6]-[.U15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2.094" calcext:value-type="float">
            <text:p>-12.094</text:p>
          </table:table-cell>
          <table:table-cell table:style-name="ce10" table:formula="of:=[.AA6]-[.AA15]" office:value-type="float" office:value="0.093" calcext:value-type="float">
            <text:p>0.09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/>
          <table:table-cell table:style-name="ce4" office:value-type="float" office:value="-10.232" calcext:value-type="float">
            <text:p>-10.232</text:p>
          </table:table-cell>
          <table:table-cell table:style-name="ce10" table:formula="of:=[.AG6]-[.AG15]" office:value-type="float" office:value="-0.185000000000001" calcext:value-type="float">
            <text:p>-0.185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M6]-[.AM15]" office:value-type="float" office:value="-11.543" calcext:value-type="float">
            <text:p>-11.543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S6]-[.AS15]" office:value-type="float" office:value="-11.029" calcext:value-type="float">
            <text:p>-11.029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office:value-type="float" office:value="-3.0747797098" calcext:value-type="float">
            <text:p>-3.0747797098</text:p>
          </table:table-cell>
          <table:table-cell table:style-name="ce4"/>
          <table:table-cell table:style-name="ce8" table:formula="of:=ABS(([.J15]/[.I15])*100)" office:value-type="float" office:value="5.55713070598241" calcext:value-type="float">
            <text:p>5.5571307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9.3594006787" calcext:value-type="float">
            <text:p>-289.3594006787</text:p>
          </table:table-cell>
          <table:table-cell table:style-name="ce4"/>
          <table:table-cell table:style-name="ce8" table:formula="of:=ABS(([.P15]/[.O15])*100)" office:value-type="float" office:value="2.79890477639185" calcext:value-type="float">
            <text:p>2.798904776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81.1005713286" calcext:value-type="float">
            <text:p>-81.1005713286</text:p>
          </table:table-cell>
          <table:table-cell table:style-name="ce4"/>
          <table:table-cell table:style-name="ce8" table:formula="of:=ABS(([.V15]/[.U15])*10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16.8999662906" calcext:value-type="float">
            <text:p>-116.8999662906</text:p>
          </table:table-cell>
          <table:table-cell table:style-name="ce4"/>
          <table:table-cell table:style-name="ce8" table:formula="of:=ABS(([.AB15]/[.AA15])*100)" office:value-type="float" office:value="0.768976351910038" calcext:value-type="float">
            <text:p>0.768976351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97.0788449733" calcext:value-type="float">
            <text:p>-97.0788449733</text:p>
          </table:table-cell>
          <table:table-cell table:style-name="ce4"/>
          <table:table-cell table:style-name="ce8" table:formula="of:=ABS(([.AH15]/[.AG15])*100)" office:value-type="float" office:value="1.80805316653636" calcext:value-type="float">
            <text:p>1.808053166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N15]/[.AM15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T15]/[.AS15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office:value-type="float" office:value="-2.7532263811" calcext:value-type="float">
            <text:p>-2.753226381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289.1724042958" calcext:value-type="float">
            <text:p>-289.1724042958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80.7706015384" calcext:value-type="float">
            <text:p>-80.770601538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116.6686335376" calcext:value-type="float">
            <text:p>-116.6686335376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office:value-type="float" office:value="-96.8656007374" calcext:value-type="float">
            <text:p>-96.865600737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976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17]-[.H16]" office:value-type="float" office:value="0.3215533287" calcext:value-type="float">
            <text:p>0.3215533287</text:p>
          </table:table-cell>
          <table:table-cell table:style-name="ce9" table:formula="of:=[.H18]*conv" office:value-type="float" office:value="8.74991126451058" calcext:value-type="float">
            <text:p>8.7499112645</text:p>
          </table:table-cell>
          <table:table-cell table:style-name="ce10" table:formula="of:=[.I9]-[.I18]" office:value-type="float" office:value="2.55683200963335" calcext:value-type="float">
            <text:p>2.5568320096</text:p>
          </table:table-cell>
          <table:table-cell table:number-columns-repeated="3"/>
          <table:table-cell table:style-name="ce9" table:formula="of:=[.N17]-[.N16]" office:value-type="float" office:value="0.18699638290002" calcext:value-type="float">
            <text:p>0.1869963829</text:p>
          </table:table-cell>
          <table:table-cell table:style-name="ce9" table:formula="of:=[.N18]*conv" office:value-type="float" office:value="5.08843047520167" calcext:value-type="float">
            <text:p>5.0884304752</text:p>
          </table:table-cell>
          <table:table-cell table:style-name="ce10" table:formula="of:=[.O9]-[.O18]" office:value-type="float" office:value="-0.145212796907368" calcext:value-type="float">
            <text:p>-0.1452127969</text:p>
          </table:table-cell>
          <table:table-cell table:number-columns-repeated="3"/>
          <table:table-cell table:style-name="ce9" table:formula="of:=[.T17]-[.T16]" office:value-type="float" office:value="0.329969790199996" calcext:value-type="float">
            <text:p>0.3299697902</text:p>
          </table:table-cell>
          <table:table-cell table:style-name="ce9" table:formula="of:=[.T18]*conv" office:value-type="float" office:value="8.97893483451643" calcext:value-type="float">
            <text:p>8.9789348345</text:p>
          </table:table-cell>
          <table:table-cell table:style-name="ce10" table:formula="of:=[.U9]-[.U18]" office:value-type="float" office:value="3.19091856484823" calcext:value-type="float">
            <text:p>3.1909185648</text:p>
          </table:table-cell>
          <table:table-cell table:number-columns-repeated="3"/>
          <table:table-cell table:style-name="ce9" table:formula="of:=[.Z17]-[.Z16]" office:value-type="float" office:value="0.231332753000004" calcext:value-type="float">
            <text:p>0.231332753</text:p>
          </table:table-cell>
          <table:table-cell table:style-name="ce9" table:formula="of:=[.Z18]*conv" office:value-type="float" office:value="6.29488448932663" calcext:value-type="float">
            <text:p>6.2948844893</text:p>
          </table:table-cell>
          <table:table-cell table:style-name="ce10" table:formula="of:=[.AA9]-[.AA18]" office:value-type="float" office:value="0.655443067475963" calcext:value-type="float">
            <text:p>0.6554430675</text:p>
          </table:table-cell>
          <table:table-cell table:number-columns-repeated="3"/>
          <table:table-cell table:style-name="ce9" table:formula="of:=[.AF17]-[.AF16]" office:value-type="float" office:value="0.213244235899992" calcext:value-type="float">
            <text:p>0.2132442359</text:p>
          </table:table-cell>
          <table:table-cell table:style-name="ce9" table:formula="of:=[.AF18]*conv" office:value-type="float" office:value="5.8026708954834" calcext:value-type="float">
            <text:p>5.8026708955</text:p>
          </table:table-cell>
          <table:table-cell table:style-name="ce10" table:formula="of:=[.AG9]-[.AG18]" office:value-type="float" office:value="0.441512827947315" calcext:value-type="float">
            <text:p>0.4415128279</text:p>
          </table:table-cell>
          <table:table-cell table:number-columns-repeated="3"/>
          <table:table-cell table:style-name="ce9" table:formula="of:=[.AL17]-[.AL16]" office:value-type="float" office:value="0" calcext:value-type="float">
            <text:p>0</text:p>
          </table:table-cell>
          <table:table-cell table:style-name="ce9" table:formula="of:=[.AL18]*conv" office:value-type="float" office:value="0" calcext:value-type="float">
            <text:p>0</text:p>
          </table:table-cell>
          <table:table-cell table:style-name="ce10" table:formula="of:=[.AM9]-[.AM18]" office:value-type="float" office:value="3.13398023396569" calcext:value-type="float">
            <text:p>3.133980234</text:p>
          </table:table-cell>
          <table:table-cell table:number-columns-repeated="3"/>
          <table:table-cell table:style-name="ce9" table:formula="of:=[.AR17]-[.AR16]" office:value-type="float" office:value="0" calcext:value-type="float">
            <text:p>0</text:p>
          </table:table-cell>
          <table:table-cell table:style-name="ce9" table:formula="of:=[.AR18]*conv" office:value-type="float" office:value="0" calcext:value-type="float">
            <text:p>0</text:p>
          </table:table-cell>
          <table:table-cell table:style-name="ce10" table:formula="of:=[.AS9]-[.AS18]" office:value-type="float" office:value="3.18393909234796" calcext:value-type="float">
            <text:p>3.1839390923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18]/[.I18])*100)" office:value-type="float" office:value="29.2212335912914" calcext:value-type="float">
            <text:p>29.2212335913</text:p>
          </table:table-cell>
          <table:table-cell table:number-columns-repeated="3"/>
          <table:table-cell table:style-name="ce9" table:number-columns-repeated="2"/>
          <table:table-cell table:style-name="ce8" table:formula="of:=ABS(([.P18]/[.O18])*100)" office:value-type="float" office:value="2.85378364930126" calcext:value-type="float">
            <text:p>2.8537836493</text:p>
          </table:table-cell>
          <table:table-cell table:number-columns-repeated="3"/>
          <table:table-cell table:style-name="ce9" table:number-columns-repeated="2"/>
          <table:table-cell table:style-name="ce8" table:formula="of:=ABS(([.V18]/[.U18])*100)" office:value-type="float" office:value="35.5378296385651" calcext:value-type="float">
            <text:p>35.5378296386</text:p>
          </table:table-cell>
          <table:table-cell table:number-columns-repeated="3"/>
          <table:table-cell table:style-name="ce9" table:number-columns-repeated="2"/>
          <table:table-cell table:style-name="ce8" table:formula="of:=ABS(([.AB18]/[.AA18])*100)" office:value-type="float" office:value="10.4123128643156" calcext:value-type="float">
            <text:p>10.4123128643</text:p>
          </table:table-cell>
          <table:table-cell table:number-columns-repeated="3"/>
          <table:table-cell table:style-name="ce9" table:number-columns-repeated="2"/>
          <table:table-cell table:style-name="ce8" table:formula="of:=ABS(([.AH18]/[.AG18])*100)" office:value-type="float" office:value="7.60878629685811" calcext:value-type="float">
            <text:p>7.6087862969</text:p>
          </table:table-cell>
          <table:table-cell table:number-columns-repeated="3"/>
          <table:table-cell table:style-name="ce9" table:number-columns-repeated="2"/>
          <table:table-cell table:style-name="ce8" table:formula="of:=ABS(([.AN18]/[.AM18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18]/[.AS18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TDDFT</text:p>
          </table:table-cell>
          <table:table-cell table:style-name="ce9" office:value-type="float" office:value="0.269931238386026" calcext:value-type="float">
            <text:p>0.2699312384</text:p>
          </table:table-cell>
          <table:table-cell table:style-name="ce9" table:formula="of:=[.H20]*conv" office:value-type="float" office:value="7.3452027162833" calcext:value-type="float">
            <text:p>7.3452027163</text:p>
          </table:table-cell>
          <table:table-cell table:style-name="ce10" table:formula="of:=[.I10]-[.I20]" office:value-type="float" office:value="3.86475018192269" calcext:value-type="float">
            <text:p>3.864750181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41210490417051" calcext:value-type="float">
            <text:p>0.2412104904</text:p>
          </table:table-cell>
          <table:table-cell table:style-name="ce9" table:formula="of:=[.N20]*conv" office:value-type="float" office:value="6.56367140017194" calcext:value-type="float">
            <text:p>6.5636714002</text:p>
          </table:table-cell>
          <table:table-cell table:style-name="ce10" table:formula="of:=[.O10]-[.O20]" office:value-type="float" office:value="-0.169611210141007" calcext:value-type="float">
            <text:p>-0.1696112101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316763129505105" calcext:value-type="float">
            <text:p>0.3167631295</text:p>
          </table:table-cell>
          <table:table-cell table:style-name="ce9" table:formula="of:=[.T20]*conv" office:value-type="float" office:value="8.61956331238671" calcext:value-type="float">
            <text:p>8.6195633124</text:p>
          </table:table-cell>
          <table:table-cell table:style-name="ce10" table:formula="of:=[.U10]-[.U20]" office:value-type="float" office:value="1.59756865986829" calcext:value-type="float">
            <text:p>1.597568659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73321149340546" calcext:value-type="float">
            <text:p>0.2733211493</text:p>
          </table:table-cell>
          <table:table-cell table:style-name="ce9" table:formula="of:=[.Z20]*conv" office:value-type="float" office:value="7.43744688668753" calcext:value-type="float">
            <text:p>7.4374468867</text:p>
          </table:table-cell>
          <table:table-cell table:style-name="ce10" table:formula="of:=[.AA10]-[.AA20]" office:value-type="float" office:value="1.13675644384604" calcext:value-type="float">
            <text:p>1.1367564438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 office:value-type="float" office:value="0.257626403007717" calcext:value-type="float">
            <text:p>0.257626403</text:p>
          </table:table-cell>
          <table:table-cell table:style-name="ce9" table:formula="of:=[.AF20]*conv" office:value-type="float" office:value="7.01037110959494" calcext:value-type="float">
            <text:p>7.0103711096</text:p>
          </table:table-cell>
          <table:table-cell table:style-name="ce10" table:formula="of:=[.AG10]-[.AG20]" office:value-type="float" office:value="0.546183914996932" calcext:value-type="float">
            <text:p>0.546183915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L20]*conv" office:value-type="float" office:value="0" calcext:value-type="float">
            <text:p>0</text:p>
          </table:table-cell>
          <table:table-cell table:style-name="ce10" table:formula="of:=[.AM10]-[.AM20]" office:value-type="float" office:value="4.27822160394227" calcext:value-type="float">
            <text:p>4.2782216039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R20]*conv" office:value-type="float" office:value="0" calcext:value-type="float">
            <text:p>0</text:p>
          </table:table-cell>
          <table:table-cell table:style-name="ce10" table:formula="of:=[.AS10]-[.AS20]" office:value-type="float" office:value="4.28781731429963" calcext:value-type="float">
            <text:p>4.2878173143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20]/[.I20])*100)" office:value-type="float" office:value="52.6159771377728" calcext:value-type="float">
            <text:p>52.6159771378</text:p>
          </table:table-cell>
          <table:table-cell table:number-columns-repeated="3"/>
          <table:table-cell table:style-name="ce9" table:number-columns-repeated="2"/>
          <table:table-cell table:style-name="ce8" table:formula="of:=ABS(([.P20]/[.O20])*100)" office:value-type="float" office:value="2.58409051581352" calcext:value-type="float">
            <text:p>2.5840905158</text:p>
          </table:table-cell>
          <table:table-cell table:number-columns-repeated="3"/>
          <table:table-cell table:style-name="ce9" table:number-columns-repeated="2"/>
          <table:table-cell table:style-name="ce8" table:formula="of:=ABS(([.V20]/[.U20])*100)" office:value-type="float" office:value="18.5342180568766" calcext:value-type="float">
            <text:p>18.5342180569</text:p>
          </table:table-cell>
          <table:table-cell table:number-columns-repeated="3"/>
          <table:table-cell table:style-name="ce9" table:number-columns-repeated="2"/>
          <table:table-cell table:style-name="ce8" table:formula="of:=ABS(([.AB20]/[.AA20])*100)" office:value-type="float" office:value="15.2842294024411" calcext:value-type="float">
            <text:p>15.2842294024</text:p>
          </table:table-cell>
          <table:table-cell table:number-columns-repeated="3"/>
          <table:table-cell table:style-name="ce9" table:number-columns-repeated="2"/>
          <table:table-cell table:style-name="ce8" table:formula="of:=ABS(([.AH20]/[.AG20])*100)" office:value-type="float" office:value="7.79108418738891" calcext:value-type="float">
            <text:p>7.7910841874</text:p>
          </table:table-cell>
          <table:table-cell table:number-columns-repeated="3"/>
          <table:table-cell table:style-name="ce9" table:number-columns-repeated="2"/>
          <table:table-cell table:style-name="ce8" table:formula="of:=ABS(([.AN20]/[.AM2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20]/[.AS20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office:value-type="float" office:value="-2.6285731518" calcext:value-type="float">
            <text:p>-2.6285731518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8.9759229373" calcext:value-type="float">
            <text:p>-288.9759229373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80.7099865047" calcext:value-type="float">
            <text:p>-80.709986504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16.5620115256" calcext:value-type="float">
            <text:p>-116.5620115256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96.7918389437" calcext:value-type="float">
            <text:p>-96.7918389437</text:p>
          </table:table-cell>
          <table:table-cell table:style-name="ce4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style-name="ce4"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22]-[.H16]" office:value-type="float" office:value="0.446206558" calcext:value-type="float">
            <text:p>0.446206558</text:p>
          </table:table-cell>
          <table:table-cell table:style-name="ce4" table:formula="of:=[.H23]*conv" office:value-type="float" office:value="12.1418982161596" calcext:value-type="float">
            <text:p>12.1418982162</text:p>
          </table:table-cell>
          <table:table-cell table:style-name="ce10" table:formula="of:=[.I12]-[.I23]" office:value-type="float" office:value="1.34440161083179" calcext:value-type="float">
            <text:p>1.3444016108</text:p>
          </table:table-cell>
          <table:table-cell table:number-columns-repeated="3"/>
          <table:table-cell table:style-name="ce4" table:formula="of:=[.N22]-[.N16]" office:value-type="float" office:value="0.383477741399986" calcext:value-type="float">
            <text:p>0.3834777414</text:p>
          </table:table-cell>
          <table:table-cell table:style-name="ce4" table:formula="of:=[.N23]*conv" office:value-type="float" office:value="10.4349602684266" calcext:value-type="float">
            <text:p>10.4349602684</text:p>
          </table:table-cell>
          <table:table-cell table:style-name="ce10" table:formula="of:=[.O12]-[.O23]" office:value-type="float" office:value="-0.382009549239916" calcext:value-type="float">
            <text:p>-0.3820095492</text:p>
          </table:table-cell>
          <table:table-cell table:number-columns-repeated="3"/>
          <table:table-cell table:style-name="ce4" table:formula="of:=[.T22]-[.T16]" office:value-type="float" office:value="0.390584823899999" calcext:value-type="float">
            <text:p>0.3905848239</text:p>
          </table:table-cell>
          <table:table-cell table:style-name="ce4" table:formula="of:=[.T23]*conv" office:value-type="float" office:value="10.6283538230077" calcext:value-type="float">
            <text:p>10.628353823</text:p>
          </table:table-cell>
          <table:table-cell table:style-name="ce10" table:formula="of:=[.U12]-[.U23]" office:value-type="float" office:value="0.918534626918229" calcext:value-type="float">
            <text:p>0.9185346269</text:p>
          </table:table-cell>
          <table:table-cell table:number-columns-repeated="3"/>
          <table:table-cell table:style-name="ce4" table:formula="of:=[.Z22]-[.Z16]" office:value-type="float" office:value="0.337954765000006" calcext:value-type="float">
            <text:p>0.337954765</text:p>
          </table:table-cell>
          <table:table-cell table:style-name="ce4" table:formula="of:=[.Z23]*conv" office:value-type="float" office:value="9.19621705402231" calcext:value-type="float">
            <text:p>9.196217054</text:p>
          </table:table-cell>
          <table:table-cell table:style-name="ce10" table:formula="of:=[.AA12]-[.AA23]" office:value-type="float" office:value="0.404904383653985" calcext:value-type="float">
            <text:p>0.4049043837</text:p>
          </table:table-cell>
          <table:table-cell table:number-columns-repeated="3"/>
          <table:table-cell table:style-name="ce4" table:formula="of:=[.AF22]-[.AF16]" office:value-type="float" office:value="0.287006029599993" calcext:value-type="float">
            <text:p>0.2870060296</text:p>
          </table:table-cell>
          <table:table-cell table:style-name="ce4" table:formula="of:=[.AF23]*conv" office:value-type="float" office:value="7.8098314252638" calcext:value-type="float">
            <text:p>7.8098314253</text:p>
          </table:table-cell>
          <table:table-cell table:style-name="ce10" table:formula="of:=[.AG12]-[.AG23]" office:value-type="float" office:value="0.332842710858416" calcext:value-type="float">
            <text:p>0.3328427109</text:p>
          </table:table-cell>
          <table:table-cell table:number-columns-repeated="3"/>
          <table:table-cell table:style-name="ce4" table:formula="of:=[.AL22]-[.AL16]" office:value-type="float" office:value="0" calcext:value-type="float">
            <text:p>0</text:p>
          </table:table-cell>
          <table:table-cell table:style-name="ce4" table:formula="of:=[.AL23]*conv" office:value-type="float" office:value="0" calcext:value-type="float">
            <text:p>0</text:p>
          </table:table-cell>
          <table:table-cell table:style-name="ce10" table:formula="of:=[.AM12]-[.AM23]" office:value-type="float" office:value="9.19195775668934" calcext:value-type="float">
            <text:p>9.1919577567</text:p>
          </table:table-cell>
          <table:table-cell table:number-columns-repeated="3"/>
          <table:table-cell table:style-name="ce4" table:formula="of:=[.AR22]-[.AR16]" office:value-type="float" office:value="0" calcext:value-type="float">
            <text:p>0</text:p>
          </table:table-cell>
          <table:table-cell table:style-name="ce4" table:formula="of:=[.AR23]*conv" office:value-type="float" office:value="0" calcext:value-type="float">
            <text:p>0</text:p>
          </table:table-cell>
          <table:table-cell table:style-name="ce10" table:formula="of:=[.AS12]-[.AS23]" office:value-type="float" office:value="9.16830958597958" calcext:value-type="float">
            <text:p>9.168309586</text:p>
          </table:table-cell>
          <table:table-cell table:style-name="ce4"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23]/[.I23])*100)" office:value-type="float" office:value="11.0724170710189" calcext:value-type="float">
            <text:p>11.072417071</text:p>
          </table:table-cell>
          <table:table-cell table:number-columns-repeated="3"/>
          <table:table-cell table:style-name="ce4" table:number-columns-repeated="2"/>
          <table:table-cell table:style-name="ce8" table:formula="of:=ABS(([.P23]/[.O23])*100)" office:value-type="float" office:value="3.66086251804691" calcext:value-type="float">
            <text:p>3.660862518</text:p>
          </table:table-cell>
          <table:table-cell table:number-columns-repeated="3"/>
          <table:table-cell table:style-name="ce4" table:number-columns-repeated="2"/>
          <table:table-cell table:style-name="ce8" table:formula="of:=ABS(([.V23]/[.U23])*100)" office:value-type="float" office:value="8.64230380559815" calcext:value-type="float">
            <text:p>8.6423038056</text:p>
          </table:table-cell>
          <table:table-cell table:number-columns-repeated="3"/>
          <table:table-cell table:style-name="ce4" table:number-columns-repeated="2"/>
          <table:table-cell table:style-name="ce8" table:formula="of:=ABS(([.AB23]/[.AA23])*100)" office:value-type="float" office:value="4.40294505094228" calcext:value-type="float">
            <text:p>4.4029450509</text:p>
          </table:table-cell>
          <table:table-cell table:number-columns-repeated="3"/>
          <table:table-cell table:style-name="ce4" table:number-columns-repeated="2"/>
          <table:table-cell table:style-name="ce8" table:formula="of:=ABS(([.AH23]/[.AG23])*100)" office:value-type="float" office:value="4.26184244875904" calcext:value-type="float">
            <text:p>4.2618424488</text:p>
          </table:table-cell>
          <table:table-cell table:number-columns-repeated="3"/>
          <table:table-cell table:style-name="ce4" table:number-columns-repeated="2"/>
          <table:table-cell table:style-name="ce8" table:formula="of:=ABS(([.AN23]/[.AM23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T23]/[.AS23])*100)" office:value-type="string" office:string-value="" calcext:value-type="error">
            <text:p>#DIV/0!</text:p>
          </table:table-cell>
          <table:table-cell table:style-name="ce4" table:number-columns-repeated="973"/>
        </table:table-row>
        <table:table-row table:style-name="ro1">
          <table:table-cell table:style-name="Default" table:number-columns-repeated="46"/>
          <table:table-cell table:number-columns-repeated="973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73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HOMO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3"/>
          <table:table-cell table:style-name="ce1" table:number-columns-repeated="2"/>
          <table:table-cell table:style-name="ce5" office:value-type="string" calcext:value-type="string">
            <text:p>Triplet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style-name="ce2" table:formula="of:=[.H30]-[.H29]" office:value-type="float" office:value="0" calcext:value-type="float">
            <text:p>0</text:p>
          </table:table-cell>
          <table:table-cell table:style-name="ce2" table:formula="of:=[.H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N30]-[.N29]" office:value-type="float" office:value="0" calcext:value-type="float">
            <text:p>0</text:p>
          </table:table-cell>
          <table:table-cell table:style-name="ce2" table:formula="of:=[.N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T30]-[.T29]" office:value-type="float" office:value="0" calcext:value-type="float">
            <text:p>0</text:p>
          </table:table-cell>
          <table:table-cell table:style-name="ce2" table:formula="of:=[.T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Z30]-[.Z29]" office:value-type="float" office:value="0" calcext:value-type="float">
            <text:p>0</text:p>
          </table:table-cell>
          <table:table-cell table:style-name="ce2" table:formula="of:=[.Z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F30]-[.AF29]" office:value-type="float" office:value="0" calcext:value-type="float">
            <text:p>0</text:p>
          </table:table-cell>
          <table:table-cell table:style-name="ce2" table:formula="of:=[.AF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L30]-[.AL29]" office:value-type="float" office:value="0" calcext:value-type="float">
            <text:p>0</text:p>
          </table:table-cell>
          <table:table-cell table:style-name="ce2" table:formula="of:=[.AL31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style-name="ce2" table:formula="of:=[.AR30]-[.AR29]" office:value-type="float" office:value="0" calcext:value-type="float">
            <text:p>0</text:p>
          </table:table-cell>
          <table:table-cell table:style-name="ce2" table:formula="of:=[.AR31]*conv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H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N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T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Z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F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L32]*conv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R32]*conv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number-columns-repeated="976"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style-name="ce1" table:number-columns-repeated="3"/>
          <table:table-cell table:formula="of:=[.H33]-[.H29]" office:value-type="float" office:value="0" calcext:value-type="float">
            <text:p>0</text:p>
          </table:table-cell>
          <table:table-cell table:formula="of:=[.H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N33]-[.N29]" office:value-type="float" office:value="0" calcext:value-type="float">
            <text:p>0</text:p>
          </table:table-cell>
          <table:table-cell table:formula="of:=[.N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T33]-[.T29]" office:value-type="float" office:value="0" calcext:value-type="float">
            <text:p>0</text:p>
          </table:table-cell>
          <table:table-cell table:formula="of:=[.T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Z33]-[.Z29]" office:value-type="float" office:value="0" calcext:value-type="float">
            <text:p>0</text:p>
          </table:table-cell>
          <table:table-cell table:formula="of:=[.Z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F33]-[.AF29]" office:value-type="float" office:value="0" calcext:value-type="float">
            <text:p>0</text:p>
          </table:table-cell>
          <table:table-cell table:formula="of:=[.AF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L33]-[.AL29]" office:value-type="float" office:value="0" calcext:value-type="float">
            <text:p>0</text:p>
          </table:table-cell>
          <table:table-cell table:formula="of:=[.AL34]*conv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formula="of:=[.AR33]-[.AR29]" office:value-type="float" office:value="0" calcext:value-type="float">
            <text:p>0</text:p>
          </table:table-cell>
          <table:table-cell table:formula="of:=[.AR34]*conv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3"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3"/>
          <table:table-cell table:style-name="ce9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6"/>
          <table:table-cell/>
          <table:table-cell table:style-name="ce9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6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I28]-[.I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O28]-[.O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U28]-[.U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A28]-[.AA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G28]-[.AG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M28]-[.AM37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HOMO</text:p>
          </table:table-cell>
          <table:table-cell table:style-name="ce4" table:number-columns-repeated="2"/>
          <table:table-cell table:style-name="ce10" table:formula="of:=[.AS28]-[.AS37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J37]/[.I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P37]/[.O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V37]/[.U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B37]/[.AA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H37]/[.AG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N37]/[.AM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8" table:formula="of:=ABS(([.AT37]/[.AS37])*100)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6" office:value-type="string" calcext:value-type="string">
            <text:p>Triplet</text:p>
          </table:table-cell>
          <table:table-cell table:style-name="ce4" table:number-columns-repeated="3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formula="of:=[.H39]-[.H38]" office:value-type="float" office:value="0" calcext:value-type="float">
            <text:p>0</text:p>
          </table:table-cell>
          <table:table-cell table:style-name="ce9" table:formula="of:=[.H40]*conv" office:value-type="float" office:value="0" calcext:value-type="float">
            <text:p>0</text:p>
          </table:table-cell>
          <table:table-cell table:style-name="ce10" table:formula="of:=[.I31]-[.I40]" office:value-type="float" office:value="0" calcext:value-type="float">
            <text:p>0</text:p>
          </table:table-cell>
          <table:table-cell table:number-columns-repeated="3"/>
          <table:table-cell table:style-name="ce9" table:formula="of:=[.N39]-[.N38]" office:value-type="float" office:value="0" calcext:value-type="float">
            <text:p>0</text:p>
          </table:table-cell>
          <table:table-cell table:style-name="ce9" table:formula="of:=[.N40]*conv" office:value-type="float" office:value="0" calcext:value-type="float">
            <text:p>0</text:p>
          </table:table-cell>
          <table:table-cell table:style-name="ce10" table:formula="of:=[.O31]-[.O40]" office:value-type="float" office:value="0" calcext:value-type="float">
            <text:p>0</text:p>
          </table:table-cell>
          <table:table-cell table:number-columns-repeated="3"/>
          <table:table-cell table:style-name="ce9" table:formula="of:=[.T39]-[.T38]" office:value-type="float" office:value="0" calcext:value-type="float">
            <text:p>0</text:p>
          </table:table-cell>
          <table:table-cell table:style-name="ce9" table:formula="of:=[.T40]*conv" office:value-type="float" office:value="0" calcext:value-type="float">
            <text:p>0</text:p>
          </table:table-cell>
          <table:table-cell table:style-name="ce10" table:formula="of:=[.U31]-[.U40]" office:value-type="float" office:value="0" calcext:value-type="float">
            <text:p>0</text:p>
          </table:table-cell>
          <table:table-cell table:number-columns-repeated="3"/>
          <table:table-cell table:style-name="ce9" table:formula="of:=[.Z39]-[.Z38]" office:value-type="float" office:value="0" calcext:value-type="float">
            <text:p>0</text:p>
          </table:table-cell>
          <table:table-cell table:style-name="ce9" table:formula="of:=[.Z40]*conv" office:value-type="float" office:value="0" calcext:value-type="float">
            <text:p>0</text:p>
          </table:table-cell>
          <table:table-cell table:style-name="ce10" table:formula="of:=[.AA31]-[.AA40]" office:value-type="float" office:value="0" calcext:value-type="float">
            <text:p>0</text:p>
          </table:table-cell>
          <table:table-cell table:number-columns-repeated="3"/>
          <table:table-cell table:style-name="ce9" table:formula="of:=[.AF39]-[.AF38]" office:value-type="float" office:value="0" calcext:value-type="float">
            <text:p>0</text:p>
          </table:table-cell>
          <table:table-cell table:style-name="ce9" table:formula="of:=[.AF40]*conv" office:value-type="float" office:value="0" calcext:value-type="float">
            <text:p>0</text:p>
          </table:table-cell>
          <table:table-cell table:style-name="ce10" table:formula="of:=[.AG31]-[.AG40]" office:value-type="float" office:value="0" calcext:value-type="float">
            <text:p>0</text:p>
          </table:table-cell>
          <table:table-cell table:number-columns-repeated="3"/>
          <table:table-cell table:style-name="ce9" table:formula="of:=[.AL39]-[.AL38]" office:value-type="float" office:value="0" calcext:value-type="float">
            <text:p>0</text:p>
          </table:table-cell>
          <table:table-cell table:style-name="ce9" table:formula="of:=[.AL40]*conv" office:value-type="float" office:value="0" calcext:value-type="float">
            <text:p>0</text:p>
          </table:table-cell>
          <table:table-cell table:style-name="ce10" table:formula="of:=[.AM31]-[.AM40]" office:value-type="float" office:value="0" calcext:value-type="float">
            <text:p>0</text:p>
          </table:table-cell>
          <table:table-cell table:number-columns-repeated="3"/>
          <table:table-cell table:style-name="ce9" table:formula="of:=[.AR39]-[.AR38]" office:value-type="float" office:value="0" calcext:value-type="float">
            <text:p>0</text:p>
          </table:table-cell>
          <table:table-cell table:style-name="ce9" table:formula="of:=[.AR40]*conv" office:value-type="float" office:value="0" calcext:value-type="float">
            <text:p>0</text:p>
          </table:table-cell>
          <table:table-cell table:style-name="ce10" table:formula="of:=[.AS31]-[.AS40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0]/[.I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0]/[.O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0]/[.U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0]/[.AA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0]/[.AG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N40]/[.AM40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40]/[.AS40])*100)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TDDFT</text:p>
          </table:table-cell>
          <table:table-cell table:style-name="ce9"/>
          <table:table-cell table:style-name="ce9" table:formula="of:=[.H42]*conv" office:value-type="float" office:value="0" calcext:value-type="float">
            <text:p>0</text:p>
          </table:table-cell>
          <table:table-cell table:style-name="ce10" table:formula="of:=[.I32]-[.I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N42]*conv" office:value-type="float" office:value="0" calcext:value-type="float">
            <text:p>0</text:p>
          </table:table-cell>
          <table:table-cell table:style-name="ce10" table:formula="of:=[.O32]-[.O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T42]*conv" office:value-type="float" office:value="0" calcext:value-type="float">
            <text:p>0</text:p>
          </table:table-cell>
          <table:table-cell table:style-name="ce10" table:formula="of:=[.U32]-[.U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Z42]*conv" office:value-type="float" office:value="0" calcext:value-type="float">
            <text:p>0</text:p>
          </table:table-cell>
          <table:table-cell table:style-name="ce10" table:formula="of:=[.AA32]-[.AA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F42]*conv" office:value-type="float" office:value="0" calcext:value-type="float">
            <text:p>0</text:p>
          </table:table-cell>
          <table:table-cell table:style-name="ce10" table:formula="of:=[.AG32]-[.AG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L42]*conv" office:value-type="float" office:value="0" calcext:value-type="float">
            <text:p>0</text:p>
          </table:table-cell>
          <table:table-cell table:style-name="ce10" table:formula="of:=[.AM32]-[.AM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DDFT</text:p>
          </table:table-cell>
          <table:table-cell table:style-name="ce9"/>
          <table:table-cell table:style-name="ce9" table:formula="of:=[.AR42]*conv" office:value-type="float" office:value="0" calcext:value-type="float">
            <text:p>0</text:p>
          </table:table-cell>
          <table:table-cell table:style-name="ce10" table:formula="of:=[.AS32]-[.AS42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9" table:number-columns-repeated="2"/>
          <table:table-cell table:style-name="ce8" table:formula="of:=ABS(([.J42]/[.I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P42]/[.O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V42]/[.U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B42]/[.AA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H42]/[.AG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N42]/[.AM42])*100)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2"/>
          <table:table-cell table:style-name="ce8" table:formula="of:=ABS(([.AT42]/[.AS42])*100)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number-columns-repeated="3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8"/>
          <table:table-cell table:number-columns-repeated="973"/>
        </table:table-row>
        <table:table-row table:style-name="ro1">
          <table:table-cell/>
          <table:table-cell table:style-name="ce6"/>
          <table:table-cell table:number-columns-repeated="5"/>
          <table:table-cell table:style-name="ce4" table:formula="of:=[.H44]-[.H38]" office:value-type="float" office:value="0" calcext:value-type="float">
            <text:p>0</text:p>
          </table:table-cell>
          <table:table-cell table:style-name="ce4" table:formula="of:=[.H45]*conv" office:value-type="float" office:value="0" calcext:value-type="float">
            <text:p>0</text:p>
          </table:table-cell>
          <table:table-cell table:style-name="ce10" table:formula="of:=[.I34]-[.I45]" office:value-type="float" office:value="0" calcext:value-type="float">
            <text:p>0</text:p>
          </table:table-cell>
          <table:table-cell table:number-columns-repeated="3"/>
          <table:table-cell table:style-name="ce4" table:formula="of:=[.N44]-[.N38]" office:value-type="float" office:value="0" calcext:value-type="float">
            <text:p>0</text:p>
          </table:table-cell>
          <table:table-cell table:style-name="ce4" table:formula="of:=[.N45]*conv" office:value-type="float" office:value="0" calcext:value-type="float">
            <text:p>0</text:p>
          </table:table-cell>
          <table:table-cell table:style-name="ce10" table:formula="of:=[.O34]-[.O45]" office:value-type="float" office:value="0" calcext:value-type="float">
            <text:p>0</text:p>
          </table:table-cell>
          <table:table-cell table:number-columns-repeated="3"/>
          <table:table-cell table:style-name="ce4" table:formula="of:=[.T44]-[.T38]" office:value-type="float" office:value="0" calcext:value-type="float">
            <text:p>0</text:p>
          </table:table-cell>
          <table:table-cell table:style-name="ce4" table:formula="of:=[.T45]*conv" office:value-type="float" office:value="0" calcext:value-type="float">
            <text:p>0</text:p>
          </table:table-cell>
          <table:table-cell table:style-name="ce10" table:formula="of:=[.U34]-[.U45]" office:value-type="float" office:value="0" calcext:value-type="float">
            <text:p>0</text:p>
          </table:table-cell>
          <table:table-cell table:number-columns-repeated="3"/>
          <table:table-cell table:style-name="ce4" table:formula="of:=[.Z44]-[.Z38]" office:value-type="float" office:value="0" calcext:value-type="float">
            <text:p>0</text:p>
          </table:table-cell>
          <table:table-cell table:style-name="ce4" table:formula="of:=[.Z45]*conv" office:value-type="float" office:value="0" calcext:value-type="float">
            <text:p>0</text:p>
          </table:table-cell>
          <table:table-cell table:style-name="ce10" table:formula="of:=[.AA34]-[.AA45]" office:value-type="float" office:value="0" calcext:value-type="float">
            <text:p>0</text:p>
          </table:table-cell>
          <table:table-cell table:number-columns-repeated="3"/>
          <table:table-cell table:style-name="ce4" table:formula="of:=[.AF44]-[.AF38]" office:value-type="float" office:value="0" calcext:value-type="float">
            <text:p>0</text:p>
          </table:table-cell>
          <table:table-cell table:style-name="ce4" table:formula="of:=[.AF45]*conv" office:value-type="float" office:value="0" calcext:value-type="float">
            <text:p>0</text:p>
          </table:table-cell>
          <table:table-cell table:style-name="ce10" table:formula="of:=[.AG34]-[.AG45]" office:value-type="float" office:value="0" calcext:value-type="float">
            <text:p>0</text:p>
          </table:table-cell>
          <table:table-cell table:number-columns-repeated="3"/>
          <table:table-cell table:style-name="ce4" table:formula="of:=[.AL44]-[.AL38]" office:value-type="float" office:value="0" calcext:value-type="float">
            <text:p>0</text:p>
          </table:table-cell>
          <table:table-cell table:style-name="ce4" table:formula="of:=[.AL45]*conv" office:value-type="float" office:value="0" calcext:value-type="float">
            <text:p>0</text:p>
          </table:table-cell>
          <table:table-cell table:style-name="ce10" table:formula="of:=[.AM34]-[.AM45]" office:value-type="float" office:value="0" calcext:value-type="float">
            <text:p>0</text:p>
          </table:table-cell>
          <table:table-cell table:number-columns-repeated="3"/>
          <table:table-cell table:style-name="ce4" table:formula="of:=[.AR44]-[.AR38]" office:value-type="float" office:value="0" calcext:value-type="float">
            <text:p>0</text:p>
          </table:table-cell>
          <table:table-cell table:style-name="ce4" table:formula="of:=[.AR45]*conv" office:value-type="float" office:value="0" calcext:value-type="float">
            <text:p>0</text:p>
          </table:table-cell>
          <table:table-cell table:style-name="ce10" table:formula="of:=[.AS34]-[.AS45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/>
          <table:table-cell table:style-name="ce7"/>
          <table:table-cell table:style-name="ce8"/>
          <table:table-cell table:style-name="ce4"/>
          <table:table-cell table:number-columns-repeated="3"/>
          <table:table-cell table:style-name="ce4" table:number-columns-repeated="2"/>
          <table:table-cell table:style-name="ce8" table:formula="of:=ABS(([.J45]/[.I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P45]/[.O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V45]/[.U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B45]/[.AA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H45]/[.AG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N45]/[.AM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8" table:formula="of:=ABS(([.AT45]/[.AS45])*100)" office:value-type="string" office:string-value="" calcext:value-type="error">
            <text:p>#DIV/0!</text:p>
          </table:table-cell>
          <table:table-cell table:number-columns-repeated="973"/>
        </table:table-row>
      </table:table>
      <table:table table:name="s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0:36:46.476280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5.1.6.2$Linux_X86_64 LibreOffice_project/10m0$Build-2</meta:generator>
    <dc:date>2018-02-07T11:59:29.678867729</dc:date>
    <meta:editing-duration>PT1H33M55S</meta:editing-duration>
    <meta:editing-cycles>9</meta:editing-cycles>
    <meta:document-statistic meta:table-count="3" meta:cell-count="116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Pseudo</text:p>
                <draw:g>
                  <svg:desc>'sp3 CH3'.D1:'sp3 CH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</table:table-row>
            <table:table-row>
              <table:table-cell office:value-type="string">
                <text:p>Methanol</text:p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NaN">
                <text:p>NaN</text:p>
              </table:table-cell>
              <table:table-cell office:value-type="float" office:value="12.3452552572709">
                <text:p>12.3452552572709</text:p>
              </table:table-cell>
            </table:table-row>
            <table:table-row>
              <table:table-cell office:value-type="string">
                <text:p>Methylamine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NaN">
                <text:p>NaN</text:p>
              </table:table-cell>
              <table:table-cell office:value-type="float" office:value="8.51221870523644">
                <text:p>8.51221870523644</text:p>
              </table:table-cell>
            </table:table-row>
            <table:table-row>
              <table:table-cell office:value-type="string">
                <text:p>Acetic Acid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NaN">
                <text:p>NaN</text:p>
              </table:table-cell>
              <table:table-cell office:value-type="float" office:value="9.47327842669269">
                <text:p>9.47327842669269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NaN">
                <text:p>NaN</text:p>
              </table:table-cell>
              <table:table-cell office:value-type="float" office:value="9.4379774050706">
                <text:p>9.4379774050706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3.4862998269913">
                <text:p>13.4862998269913</text:p>
              </table:table-cell>
              <table:table-cell office:value-type="float" office:value="NaN">
                <text:p>NaN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112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D1:'sp3 CH2'.D1 'sp3 CH2'.I20:'sp3 CH2'.I20 'sp3 CH2'.O20:'sp3 CH2'.O20 'sp3 CH2'.U20:'sp3 CH2'.U20 'sp3 CH2'.AA20:'sp3 CH2'.AA20 'sp3 CH2'.AG20:'sp3 CH2'.AG20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" chart:label-cell-address="'sp3 CH2'.B1:'sp3 CH2'.B1" chart:class="chart:bar">
            <chart:data-point chart:repeated="5"/>
          </chart:series>
          <chart:series chart:style-name="ch10" chart:values-cell-range-address="'sp3 CH2'.I20:'sp3 CH2'.I20 'sp3 CH2'.O20:'sp3 CH2'.O20 'sp3 CH2'.U20:'sp3 CH2'.U20 'sp3 CH2'.AA20:'sp3 CH2'.AA20 'sp3 CH2'.AG20:'sp3 CH2'.AG20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09952898206">
                <text:p>11.209952898206</text:p>
                <draw:g>
                  <svg:desc>'sp3 CH2'.I10:'sp3 CH2'.I10 'sp3 CH2'.O10:'sp3 CH2'.O10 'sp3 CH2'.U10:'sp3 CH2'.U10 'sp3 CH2'.AA10:'sp3 CH2'.AA10 'sp3 CH2'.AG10:'sp3 CH2'.AG10</svg:desc>
                </draw:g>
              </table:table-cell>
              <table:table-cell office:value-type="float" office:value="6.39406019003093">
                <text:p>6.39406019003093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2027162833">
                <text:p>7.3452027162833</text:p>
                <draw:g>
                  <svg:desc>'sp3 CH2'.I20:'sp3 CH2'.I20 'sp3 CH2'.O20:'sp3 CH2'.O20 'sp3 CH2'.U20:'sp3 CH2'.U20 'sp3 CH2'.AA20:'sp3 CH2'.AA20 'sp3 CH2'.AG20:'sp3 CH2'.AG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3">
                <text:p>7.43744688668753</text:p>
              </table:table-cell>
              <table:table-cell office:value-type="float" office:value="7.01037110959494">
                <text:p>7.010371109594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D1:'sp3 CH2'.D1 'sp3 CH2'.I23:'sp3 CH2'.I23 'sp3 CH2'.O23:'sp3 CH2'.O23 'sp3 CH2'.U23:'sp3 CH2'.U23 'sp3 CH2'.AA23:'sp3 CH2'.AA23 'sp3 CH2'.AG23:'sp3 CH2'.AG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" chart:label-cell-address="'sp3 CH2'.B1:'sp3 CH2'.B1" chart:class="chart:bar">
            <chart:data-point chart:repeated="5"/>
          </chart:series>
          <chart:series chart:style-name="ch10" chart:values-cell-range-address="'sp3 CH2'.I23:'sp3 CH2'.I23 'sp3 CH2'.O23:'sp3 CH2'.O23 'sp3 CH2'.U23:'sp3 CH2'.U23 'sp3 CH2'.AA23:'sp3 CH2'.AA23 'sp3 CH2'.AG23:'sp3 CH2'.AG23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862998269913">
                <text:p>13.4862998269913</text:p>
                <draw:g>
                  <svg:desc>'sp3 CH2'.I12:'sp3 CH2'.I12 'sp3 CH2'.O12:'sp3 CH2'.O12 'sp3 CH2'.U12:'sp3 CH2'.U12 'sp3 CH2'.AA12:'sp3 CH2'.AA12 'sp3 CH2'.AG12:'sp3 CH2'.AG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982161596">
                <text:p>12.1418982161596</text:p>
                <draw:g>
                  <svg:desc>'sp3 CH2'.I23:'sp3 CH2'.I23 'sp3 CH2'.O23:'sp3 CH2'.O23 'sp3 CH2'.U23:'sp3 CH2'.U23 'sp3 CH2'.AA23:'sp3 CH2'.AA23 'sp3 CH2'.AG23:'sp3 CH2'.AG23</svg:desc>
                </draw:g>
              </table:table-cell>
              <table:table-cell office:value-type="float" office:value="10.4349602684266">
                <text:p>10.4349602684266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D1:'sp3 CH2'.D1 'sp3 CH2'.I15:'sp3 CH2'.I15 'sp3 CH2'.O15:'sp3 CH2'.O15 'sp3 CH2'.U15:'sp3 CH2'.U15 'sp3 CH2'.AA15:'sp3 CH2'.AA15 'sp3 CH2'.AG15:'sp3 CH2'.AG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" chart:label-cell-address="'sp3 CH2'.B1:'sp3 CH2'.B1" chart:class="chart:bar">
            <chart:data-point chart:repeated="5"/>
          </chart:series>
          <chart:series chart:style-name="ch10" chart:values-cell-range-address="'sp3 CH2'.I15:'sp3 CH2'.I15 'sp3 CH2'.O15:'sp3 CH2'.O15 'sp3 CH2'.U15:'sp3 CH2'.U15 'sp3 CH2'.AA15:'sp3 CH2'.AA15 'sp3 CH2'.AG15:'sp3 CH2'.AG15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D1:'sp3 CH2'.D1 'sp3 CH2'.I18:'sp3 CH2'.I18 'sp3 CH2'.O18:'sp3 CH2'.O18 'sp3 CH2'.U18:'sp3 CH2'.U18 'sp3 CH2'.AA18:'sp3 CH2'.AA18 'sp3 CH2'.AG18:'sp3 CH2'.AG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" chart:label-cell-address="'sp3 CH2'.B1:'sp3 CH2'.B1" chart:class="chart:bar">
            <chart:data-point chart:repeated="5"/>
          </chart:series>
          <chart:series chart:style-name="ch10" chart:values-cell-range-address="'sp3 CH2'.I18:'sp3 CH2'.I18 'sp3 CH2'.O18:'sp3 CH2'.O18 'sp3 CH2'.U18:'sp3 CH2'.U18 'sp3 CH2'.AA18:'sp3 CH2'.AA18 'sp3 CH2'.AG18:'sp3 CH2'.AG18" chart:label-cell-address="'sp3 CH2'.D1:'sp3 CH2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3067432741439">
                <text:p>11.3067432741439</text:p>
                <draw:g>
                  <svg:desc>'sp3 CH2'.I9:'sp3 CH2'.I9 'sp3 CH2'.O9:'sp3 CH2'.O9 'sp3 CH2'.U9:'sp3 CH2'.U9 'sp3 CH2'.AA9:'sp3 CH2'.AA9 'sp3 CH2'.AG9:'sp3 CH2'.AG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74991126451058">
                <text:p>8.74991126451058</text:p>
                <draw:g>
                  <svg:desc>'sp3 CH2'.I18:'sp3 CH2'.I18 'sp3 CH2'.O18:'sp3 CH2'.O18 'sp3 CH2'.U18:'sp3 CH2'.U18 'sp3 CH2'.AA18:'sp3 CH2'.AA18 'sp3 CH2'.AG18:'sp3 CH2'.AG18</svg:desc>
                </draw:g>
              </table:table-cell>
              <table:table-cell office:value-type="float" office:value="5.08843047520167">
                <text:p>5.08843047520167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